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6871" officeooo:paragraph-rsid="00126871"/>
    </style:style>
    <style:style style:name="P2" style:family="paragraph" style:parent-style-name="Standard">
      <style:text-properties fo:font-style="normal" officeooo:rsid="00126871" officeooo:paragraph-rsid="00126871" style:font-style-asian="normal" style:font-style-complex="normal"/>
    </style:style>
    <style:style style:name="P3" style:family="paragraph" style:parent-style-name="Standard">
      <style:text-properties fo:font-style="normal" officeooo:rsid="00143c0d" officeooo:paragraph-rsid="00126871" style:font-style-asian="normal" style:font-style-complex="normal"/>
    </style:style>
    <style:style style:name="P4" style:family="paragraph" style:parent-style-name="Standard">
      <style:text-properties fo:font-style="normal" officeooo:rsid="00143c0d" officeooo:paragraph-rsid="00143c0d" style:font-style-asian="normal" style:font-style-complex="normal"/>
    </style:style>
    <style:style style:name="P5" style:family="paragraph" style:parent-style-name="Standard">
      <style:text-properties fo:font-style="normal" officeooo:rsid="001763ea" officeooo:paragraph-rsid="001763ea" style:font-style-asian="normal" style:font-style-complex="normal"/>
    </style:style>
    <style:style style:name="P6" style:family="paragraph" style:parent-style-name="Standard">
      <style:text-properties fo:font-style="normal" officeooo:rsid="001c8806" officeooo:paragraph-rsid="001c8806" style:font-style-asian="normal" style:font-style-complex="normal"/>
    </style:style>
    <style:style style:name="P7" style:family="paragraph" style:parent-style-name="Standard">
      <style:text-properties fo:font-style="normal" officeooo:rsid="001e584e" officeooo:paragraph-rsid="001ee3a3" style:font-style-asian="normal" style:font-style-complex="normal"/>
    </style:style>
    <style:style style:name="P8" style:family="paragraph" style:parent-style-name="Standard">
      <style:text-properties fo:font-style="normal" officeooo:rsid="001ef942" officeooo:paragraph-rsid="001ef942" style:font-style-asian="normal" style:font-style-complex="normal"/>
    </style:style>
    <style:style style:name="P9" style:family="paragraph" style:parent-style-name="Standard">
      <style:text-properties fo:font-style="normal" officeooo:rsid="00238c67" officeooo:paragraph-rsid="00238c67" style:font-style-asian="normal" style:font-style-complex="normal"/>
    </style:style>
    <style:style style:name="P10" style:family="paragraph" style:parent-style-name="Standard">
      <style:text-properties fo:font-style="normal" officeooo:rsid="002a4f29" officeooo:paragraph-rsid="002a4f29" style:font-style-asian="normal" style:font-style-complex="normal"/>
    </style:style>
    <style:style style:name="P11" style:family="paragraph" style:parent-style-name="Standard">
      <style:text-properties officeooo:rsid="00126871" officeooo:paragraph-rsid="00126871"/>
    </style:style>
    <style:style style:name="P12" style:family="paragraph" style:parent-style-name="Standard">
      <style:paragraph-properties fo:text-align="center" style:justify-single-word="false"/>
      <style:text-properties fo:font-variant="small-caps" officeooo:rsid="002c2a4c" officeooo:paragraph-rsid="002c2a4c"/>
    </style:style>
    <style:style style:name="P13" style:family="paragraph" style:parent-style-name="Standard">
      <style:paragraph-properties fo:text-align="center" style:justify-single-word="false"/>
      <style:text-properties fo:font-variant="small-caps" fo:font-style="normal" officeooo:rsid="002c2a4c" officeooo:paragraph-rsid="002c2a4c" style:font-style-asian="normal" style:font-style-complex="normal"/>
    </style:style>
    <style:style style:name="P14" style:family="paragraph" style:parent-style-name="Standard">
      <style:paragraph-properties fo:text-align="start" style:justify-single-word="false"/>
      <style:text-properties fo:font-variant="normal" fo:text-transform="none" fo:font-style="normal" officeooo:rsid="002d9cff" officeooo:paragraph-rsid="002d9cff" style:font-style-asian="normal" style:font-style-complex="normal"/>
    </style:style>
    <style:style style:name="P15"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2e348f" officeooo:paragraph-rsid="002e348f" style:font-style-asian="normal" style:font-style-complex="normal"/>
    </style:style>
    <style:style style:name="P16" style:family="paragraph" style:parent-style-name="Standard" style:list-style-name="L1">
      <style:paragraph-properties fo:margin-left="1.27cm" fo:margin-right="0cm" fo:text-align="start" style:justify-single-word="false" fo:text-indent="0cm" style:auto-text-indent="false"/>
      <style:text-properties fo:font-variant="normal" fo:text-transform="none" fo:font-style="normal" officeooo:rsid="002e348f" officeooo:paragraph-rsid="002e348f" style:font-style-asian="normal" style:font-style-complex="normal"/>
    </style:style>
    <style:style style:name="P17"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2e348f" officeooo:paragraph-rsid="002e348f" style:font-style-asian="normal" style:font-style-complex="normal"/>
    </style:style>
    <style:style style:name="P18"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2fc1ae" officeooo:paragraph-rsid="002fc1ae" style:font-style-asian="normal" style:font-style-complex="normal"/>
    </style:style>
    <style:style style:name="P19"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2fe427" officeooo:paragraph-rsid="002fe427" style:font-style-asian="normal" style:font-style-complex="normal"/>
    </style:style>
    <style:style style:name="P20"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3f09c9" officeooo:paragraph-rsid="003f09c9" style:font-style-asian="normal" style:font-style-complex="normal"/>
    </style:style>
    <style:style style:name="P21"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2b45b" officeooo:paragraph-rsid="00434e62" style:font-style-asian="normal" style:font-style-complex="normal"/>
    </style:style>
    <style:style style:name="P22"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34e62" officeooo:paragraph-rsid="00434e62" style:font-style-asian="normal" style:font-style-complex="normal"/>
    </style:style>
    <style:style style:name="P23"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40950" officeooo:paragraph-rsid="00440950" style:font-style-asian="normal" style:font-style-complex="normal"/>
    </style:style>
    <style:style style:name="P24"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72cd9" officeooo:paragraph-rsid="00472cd9" style:font-style-asian="normal" style:font-style-complex="normal"/>
    </style:style>
    <style:style style:name="P25"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76e55" officeooo:paragraph-rsid="00476e55" style:font-style-asian="normal" style:font-style-complex="normal"/>
    </style:style>
    <style:style style:name="P26"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7e7cf" officeooo:paragraph-rsid="0047e7cf" style:font-style-asian="normal" style:font-style-complex="normal"/>
    </style:style>
    <style:style style:name="P27"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88af4" officeooo:paragraph-rsid="00488af4" style:font-style-asian="normal" style:font-style-complex="normal"/>
    </style:style>
    <style:style style:name="P28"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935a8" officeooo:paragraph-rsid="004935a8" style:font-style-asian="normal" style:font-style-complex="normal"/>
    </style:style>
    <style:style style:name="P29"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bada3" officeooo:paragraph-rsid="004bada3" style:font-style-asian="normal" style:font-style-complex="normal"/>
    </style:style>
    <style:style style:name="P30"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4fd699" officeooo:paragraph-rsid="004fd699" style:font-style-asian="normal" style:font-style-complex="normal"/>
    </style:style>
    <style:style style:name="P31"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52808e" officeooo:paragraph-rsid="0052808e" style:font-style-asian="normal" style:font-style-complex="normal"/>
    </style:style>
    <style:style style:name="P32"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53f8d2" officeooo:paragraph-rsid="0053f8d2" style:font-style-asian="normal" style:font-style-complex="normal"/>
    </style:style>
    <style:style style:name="P33"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56e301" officeooo:paragraph-rsid="0056e301" style:font-style-asian="normal" style:font-style-complex="normal"/>
    </style:style>
    <style:style style:name="P34" style:family="paragraph" style:parent-style-name="Standard">
      <style:paragraph-properties fo:margin-left="0cm" fo:margin-right="0cm" fo:text-align="start" style:justify-single-word="false" fo:text-indent="0cm" style:auto-text-indent="false"/>
      <style:text-properties fo:font-variant="normal" fo:text-transform="none" fo:font-style="normal" officeooo:rsid="005f2c85" officeooo:paragraph-rsid="005f2c85" style:font-style-asian="normal" style:font-style-complex="normal"/>
    </style:style>
    <style:style style:name="P35" style:family="paragraph" style:parent-style-name="Standard">
      <style:paragraph-properties fo:margin-left="0cm" fo:margin-right="0cm" fo:text-align="center" style:justify-single-word="false" fo:text-indent="0cm" style:auto-text-indent="false"/>
      <style:text-properties fo:font-variant="normal" fo:text-transform="none" fo:font-style="normal" officeooo:rsid="00624714" officeooo:paragraph-rsid="00624714" style:font-style-asian="normal" style:font-style-complex="normal"/>
    </style:style>
    <style:style style:name="P36" style:family="paragraph" style:parent-style-name="Standard">
      <style:paragraph-properties fo:margin-left="0cm" fo:margin-right="0cm" fo:text-align="center" style:justify-single-word="false" fo:text-indent="0cm" style:auto-text-indent="false"/>
      <style:text-properties fo:font-variant="normal" fo:text-transform="none" fo:font-style="normal" officeooo:rsid="00640f01" officeooo:paragraph-rsid="00640f01" style:font-style-asian="normal" style:font-style-complex="normal"/>
    </style:style>
    <style:style style:name="P37" style:family="paragraph" style:parent-style-name="Standard">
      <style:paragraph-properties fo:margin-left="0cm" fo:margin-right="0cm" fo:text-align="center" style:justify-single-word="false" fo:text-indent="0cm" style:auto-text-indent="false"/>
      <style:text-properties fo:font-variant="small-caps" fo:font-style="normal" officeooo:rsid="00655e3c" officeooo:paragraph-rsid="00655e3c" style:font-style-asian="normal" style:font-style-complex="normal"/>
    </style:style>
    <style:style style:name="P38" style:family="paragraph" style:parent-style-name="Standard">
      <style:paragraph-properties fo:margin-left="0cm" fo:margin-right="0cm" fo:text-align="start" style:justify-single-word="false" fo:text-indent="0cm" style:auto-text-indent="false"/>
      <style:text-properties fo:font-variant="small-caps" fo:font-style="normal" officeooo:rsid="00655e3c" officeooo:paragraph-rsid="00655e3c" style:font-style-asian="normal" style:font-style-complex="normal"/>
    </style:style>
    <style:style style:name="P39"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2e348f" officeooo:paragraph-rsid="002e348f" style:font-style-asian="normal" style:font-style-complex="normal"/>
    </style:style>
    <style:style style:name="P40"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2fc1ae" officeooo:paragraph-rsid="002fc1ae" style:font-style-asian="normal" style:font-style-complex="normal"/>
    </style:style>
    <style:style style:name="P41" style:family="paragraph" style:parent-style-name="Standard" style:list-style-name="L2">
      <style:paragraph-properties fo:margin-left="1.27cm" fo:margin-right="0cm" fo:text-align="start" style:justify-single-word="false" fo:text-indent="0cm" style:auto-text-indent="false"/>
      <style:text-properties fo:font-variant="normal" fo:text-transform="none" fo:font-style="normal" officeooo:rsid="002fc1ae" officeooo:paragraph-rsid="002fc1ae" style:font-style-asian="normal" style:font-style-complex="normal"/>
    </style:style>
    <style:style style:name="P42"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358aa0" officeooo:paragraph-rsid="00358aa0" style:font-style-asian="normal" style:font-style-complex="normal"/>
    </style:style>
    <style:style style:name="P43"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3f09c9" officeooo:paragraph-rsid="003f09c9" style:font-style-asian="normal" style:font-style-complex="normal"/>
    </style:style>
    <style:style style:name="P44"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434e62" officeooo:paragraph-rsid="00434e62" style:font-style-asian="normal" style:font-style-complex="normal"/>
    </style:style>
    <style:style style:name="P45"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472cd9" officeooo:paragraph-rsid="00472cd9" style:font-style-asian="normal" style:font-style-complex="normal"/>
    </style:style>
    <style:style style:name="P46"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47e7cf" officeooo:paragraph-rsid="0047e7cf" style:font-style-asian="normal" style:font-style-complex="normal"/>
    </style:style>
    <style:style style:name="P47"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4935a8" officeooo:paragraph-rsid="004935a8" style:font-style-asian="normal" style:font-style-complex="normal"/>
    </style:style>
    <style:style style:name="P48"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4bada3" officeooo:paragraph-rsid="004bada3" style:font-style-asian="normal" style:font-style-complex="normal"/>
    </style:style>
    <style:style style:name="P49"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533ebd" officeooo:paragraph-rsid="00533ebd" style:font-style-asian="normal" style:font-style-complex="normal"/>
    </style:style>
    <style:style style:name="P50"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53f8d2" officeooo:paragraph-rsid="0053f8d2" style:font-style-asian="normal" style:font-style-complex="normal"/>
    </style:style>
    <style:style style:name="P51" style:family="paragraph" style:parent-style-name="Standard">
      <style:paragraph-properties fo:margin-left="1.27cm" fo:margin-right="0cm" fo:text-align="start" style:justify-single-word="false" fo:text-indent="0cm" style:auto-text-indent="false"/>
      <style:text-properties fo:font-variant="normal" fo:text-transform="none" fo:font-style="normal" officeooo:rsid="0056e301" officeooo:paragraph-rsid="0056e301"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3f42e" style:font-style-asian="italic" style:font-style-complex="italic"/>
    </style:style>
    <style:style style:name="T3" style:family="text">
      <style:text-properties fo:font-style="italic" officeooo:rsid="001763ea" style:font-style-asian="italic" style:font-style-complex="italic"/>
    </style:style>
    <style:style style:name="T4" style:family="text">
      <style:text-properties fo:font-style="italic" officeooo:rsid="00177489" style:font-style-asian="italic" style:font-style-complex="italic"/>
    </style:style>
    <style:style style:name="T5" style:family="text">
      <style:text-properties fo:font-style="italic" officeooo:rsid="00196851" style:font-style-asian="italic" style:font-style-complex="italic"/>
    </style:style>
    <style:style style:name="T6" style:family="text">
      <style:text-properties fo:font-style="italic" officeooo:rsid="001b05fb"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officeooo:rsid="001e4af1" style:font-style-asian="italic" style:font-style-complex="italic"/>
    </style:style>
    <style:style style:name="T9" style:family="text">
      <style:text-properties fo:font-style="italic" style:text-underline-style="none" officeooo:rsid="001ee3a3" style:font-style-asian="italic" style:font-style-complex="italic"/>
    </style:style>
    <style:style style:name="T10" style:family="text">
      <style:text-properties fo:font-style="italic" style:text-underline-style="none" officeooo:rsid="001ef942" style:font-style-asian="italic" style:font-style-complex="italic"/>
    </style:style>
    <style:style style:name="T11" style:family="text">
      <style:text-properties fo:font-style="italic" style:text-underline-style="none" officeooo:rsid="00218fc2" style:font-style-asian="italic" style:font-style-complex="italic"/>
    </style:style>
    <style:style style:name="T12" style:family="text">
      <style:text-properties fo:font-style="italic" style:text-underline-style="none" officeooo:rsid="00238c67" style:font-style-asian="italic" style:font-style-complex="italic"/>
    </style:style>
    <style:style style:name="T13" style:family="text">
      <style:text-properties fo:font-style="italic" style:text-underline-style="none" officeooo:rsid="00268a9f" style:font-style-asian="italic" style:font-style-complex="italic"/>
    </style:style>
    <style:style style:name="T14" style:family="text">
      <style:text-properties fo:font-style="italic" style:text-underline-style="none" officeooo:rsid="0042b45b" style:font-style-asian="italic" style:font-style-complex="italic"/>
    </style:style>
    <style:style style:name="T15" style:family="text">
      <style:text-properties fo:font-style="italic" style:text-underline-style="none" officeooo:rsid="00434e62" style:font-style-asian="italic" style:font-style-complex="italic"/>
    </style:style>
    <style:style style:name="T16" style:family="text">
      <style:text-properties fo:font-style="italic" style:text-underline-style="none" officeooo:rsid="00440950" style:font-style-asian="italic" style:font-style-complex="italic"/>
    </style:style>
    <style:style style:name="T17" style:family="text">
      <style:text-properties fo:font-style="italic" style:text-underline-style="none" officeooo:rsid="0045ecc8" style:font-style-asian="italic" style:font-style-complex="italic"/>
    </style:style>
    <style:style style:name="T18" style:family="text">
      <style:text-properties fo:font-style="italic" style:text-underline-style="none" officeooo:rsid="00476e55" style:font-style-asian="italic" style:font-style-complex="italic"/>
    </style:style>
    <style:style style:name="T19" style:family="text">
      <style:text-properties fo:font-style="italic" style:text-underline-style="none" officeooo:rsid="0047e7cf" style:font-style-asian="italic" style:font-style-complex="italic"/>
    </style:style>
    <style:style style:name="T20" style:family="text">
      <style:text-properties fo:font-style="italic" style:text-underline-style="none" officeooo:rsid="0047f40c" style:font-style-asian="italic" style:font-style-complex="italic"/>
    </style:style>
    <style:style style:name="T21" style:family="text">
      <style:text-properties fo:font-style="italic" style:text-underline-style="none" officeooo:rsid="00488af4" style:font-style-asian="italic" style:font-style-complex="italic"/>
    </style:style>
    <style:style style:name="T22" style:family="text">
      <style:text-properties fo:font-style="italic" style:text-underline-style="none" officeooo:rsid="004a1281" style:font-style-asian="italic" style:font-style-complex="italic"/>
    </style:style>
    <style:style style:name="T23" style:family="text">
      <style:text-properties fo:font-style="italic" style:text-underline-style="none" officeooo:rsid="004c19ac" style:font-style-asian="italic" style:font-style-complex="italic"/>
    </style:style>
    <style:style style:name="T24" style:family="text">
      <style:text-properties fo:font-style="italic" style:text-underline-style="none" officeooo:rsid="0054502c" style:font-style-asian="italic" style:font-style-complex="italic"/>
    </style:style>
    <style:style style:name="T25" style:family="text">
      <style:text-properties fo:font-style="italic" style:text-underline-style="none" officeooo:rsid="005fed17" style:font-style-asian="italic" style:font-style-complex="italic"/>
    </style:style>
    <style:style style:name="T26" style:family="text">
      <style:text-properties fo:font-style="italic" style:text-underline-style="none" officeooo:rsid="006481a1"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3f42e" style:font-style-asian="normal" style:font-style-complex="normal"/>
    </style:style>
    <style:style style:name="T29" style:family="text">
      <style:text-properties fo:font-style="normal" officeooo:rsid="00143c0d" style:font-style-asian="normal" style:font-style-complex="normal"/>
    </style:style>
    <style:style style:name="T30" style:family="text">
      <style:text-properties officeooo:rsid="0015b116"/>
    </style:style>
    <style:style style:name="T31" style:family="text">
      <style:text-properties officeooo:rsid="001763ea"/>
    </style:style>
    <style:style style:name="T32" style:family="text">
      <style:text-properties officeooo:rsid="00177489"/>
    </style:style>
    <style:style style:name="T33" style:family="text">
      <style:text-properties officeooo:rsid="00196851"/>
    </style:style>
    <style:style style:name="T34" style:family="text">
      <style:text-properties officeooo:rsid="001b05fb"/>
    </style:style>
    <style:style style:name="T35" style:family="text">
      <style:text-properties officeooo:rsid="001e4030"/>
    </style:style>
    <style:style style:name="T36" style:family="text">
      <style:text-properties style:text-underline-style="none"/>
    </style:style>
    <style:style style:name="T37" style:family="text">
      <style:text-properties style:text-underline-style="none" officeooo:rsid="001e4af1"/>
    </style:style>
    <style:style style:name="T38" style:family="text">
      <style:text-properties style:text-underline-style="none" officeooo:rsid="001ee3a3"/>
    </style:style>
    <style:style style:name="T39" style:family="text">
      <style:text-properties style:text-underline-style="none" officeooo:rsid="001ef942"/>
    </style:style>
    <style:style style:name="T40" style:family="text">
      <style:text-properties style:text-underline-style="none" officeooo:rsid="00218fc2"/>
    </style:style>
    <style:style style:name="T41" style:family="text">
      <style:text-properties style:text-underline-style="none" officeooo:rsid="002255c8"/>
    </style:style>
    <style:style style:name="T42" style:family="text">
      <style:text-properties style:text-underline-style="none" officeooo:rsid="00238c67"/>
    </style:style>
    <style:style style:name="T43" style:family="text">
      <style:text-properties style:text-underline-style="none" officeooo:rsid="00252795"/>
    </style:style>
    <style:style style:name="T44" style:family="text">
      <style:text-properties style:text-underline-style="none" officeooo:rsid="00268a9f"/>
    </style:style>
    <style:style style:name="T45" style:family="text">
      <style:text-properties style:text-underline-style="none" officeooo:rsid="0028837b"/>
    </style:style>
    <style:style style:name="T46" style:family="text">
      <style:text-properties style:text-underline-style="none" officeooo:rsid="002e348f"/>
    </style:style>
    <style:style style:name="T47" style:family="text">
      <style:text-properties style:text-underline-style="none" officeooo:rsid="0030e5a4"/>
    </style:style>
    <style:style style:name="T48" style:family="text">
      <style:text-properties style:text-underline-style="none" officeooo:rsid="0032be8f"/>
    </style:style>
    <style:style style:name="T49" style:family="text">
      <style:text-properties style:text-underline-style="none" officeooo:rsid="003389aa"/>
    </style:style>
    <style:style style:name="T50" style:family="text">
      <style:text-properties style:text-underline-style="none" officeooo:rsid="00345c2f"/>
    </style:style>
    <style:style style:name="T51" style:family="text">
      <style:text-properties style:text-underline-style="none" officeooo:rsid="0034f71c"/>
    </style:style>
    <style:style style:name="T52" style:family="text">
      <style:text-properties style:text-underline-style="none" officeooo:rsid="0042b45b"/>
    </style:style>
    <style:style style:name="T53" style:family="text">
      <style:text-properties style:text-underline-style="none" officeooo:rsid="00434e62"/>
    </style:style>
    <style:style style:name="T54" style:family="text">
      <style:text-properties style:text-underline-style="none" officeooo:rsid="00440950"/>
    </style:style>
    <style:style style:name="T55" style:family="text">
      <style:text-properties style:text-underline-style="none" officeooo:rsid="0045e3b6"/>
    </style:style>
    <style:style style:name="T56" style:family="text">
      <style:text-properties style:text-underline-style="none" officeooo:rsid="0045ecc8"/>
    </style:style>
    <style:style style:name="T57" style:family="text">
      <style:text-properties style:text-underline-style="none" officeooo:rsid="00476e55"/>
    </style:style>
    <style:style style:name="T58" style:family="text">
      <style:text-properties style:text-underline-style="none" officeooo:rsid="0047e7cf"/>
    </style:style>
    <style:style style:name="T59" style:family="text">
      <style:text-properties style:text-underline-style="none" officeooo:rsid="0047f40c"/>
    </style:style>
    <style:style style:name="T60" style:family="text">
      <style:text-properties style:text-underline-style="none" officeooo:rsid="00488af4"/>
    </style:style>
    <style:style style:name="T61" style:family="text">
      <style:text-properties style:text-underline-style="none" officeooo:rsid="004a1281"/>
    </style:style>
    <style:style style:name="T62" style:family="text">
      <style:text-properties style:text-underline-style="none" officeooo:rsid="004c19ac"/>
    </style:style>
    <style:style style:name="T63" style:family="text">
      <style:text-properties style:text-underline-style="none" officeooo:rsid="004de101"/>
    </style:style>
    <style:style style:name="T64" style:family="text">
      <style:text-properties style:text-underline-style="none" officeooo:rsid="00514037"/>
    </style:style>
    <style:style style:name="T65" style:family="text">
      <style:text-properties style:text-underline-style="none" officeooo:rsid="0054502c"/>
    </style:style>
    <style:style style:name="T66" style:family="text">
      <style:text-properties style:text-underline-style="none" officeooo:rsid="0056fef9"/>
    </style:style>
    <style:style style:name="T67" style:family="text">
      <style:text-properties style:text-underline-style="none" officeooo:rsid="0059d842"/>
    </style:style>
    <style:style style:name="T68" style:family="text">
      <style:text-properties style:text-underline-style="none" officeooo:rsid="005af96d"/>
    </style:style>
    <style:style style:name="T69" style:family="text">
      <style:text-properties style:text-underline-style="none" officeooo:rsid="005fed17"/>
    </style:style>
    <style:style style:name="T70" style:family="text">
      <style:text-properties style:text-underline-style="none" officeooo:rsid="0061cfdb"/>
    </style:style>
    <style:style style:name="T71" style:family="text">
      <style:text-properties style:text-underline-style="none" officeooo:rsid="006481a1"/>
    </style:style>
    <style:style style:name="T72" style:family="text">
      <style:text-properties fo:font-variant="normal" fo:text-transform="none" style:text-position="0% 100%" style:text-underline-style="none" fo:font-weight="normal"/>
    </style:style>
    <style:style style:name="T73" style:family="text">
      <style:text-properties fo:font-variant="normal" fo:text-transform="none" style:text-position="0% 100%" fo:font-style="italic" style:text-underline-style="none" fo:font-weight="normal" style:font-style-asian="italic"/>
    </style:style>
    <style:style style:name="T74" style:family="text">
      <style:text-properties fo:font-variant="normal" fo:text-transform="none" style:text-position="0% 100%" fo:font-style="normal" style:text-underline-style="none" fo:font-weight="normal"/>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I<text:tab/>Introduction</text:p>
      <text:p text:style-name="P1"/>
      <text:p text:style-name="P1">In the previous chapter, I gave a solution to the problem of John McDowell’s naturalism. John McDowell gives an argument for a kind of liberal naturalism in the second part of his “system” in <text:span text:style-name="T1">Mind and World</text:span><text:span text:style-name="T27"> and </text:span><text:span text:style-name="T1">Two Sorts of Naturalism</text:span><text:span text:style-name="T27">, his “metaphysical argument”. Commentators pointed out that McDowell’s metaphysical argument seems to amount to an antinomy. We discussed the existence of this antinomy in the second half of the second chapter.</text:span></text:p>
      <text:p text:style-name="P2"/>
      <text:p text:style-name="P2">The solution to McDowell’s metaphysical argument builds on the formulation of McDowell’s system by Tsung-Hsing Ho. Ho argues that we conceive of the space of nature and space of concepts as identified. We then conceive of the space of concepts as unified but differentiated between the realm of law and the space of reasons. Ho believed that this solution was the most faithful rendering of McDowell’s system. He felt, however, that it merely pushed the antinomy within McDowell’s naturalism elsewhere, into the space of concepts. It is possible that on this conception of McDowell’s naturalism, there is a bifurcation of the space of concepts into meaningful and non-meaningful conceptual articulation of the space of nature. On this account, it may be difficult to see how one can translate meaningful articulation of the world into intelligible content for use by disenchanted conceptual thought.</text:p>
      <text:p text:style-name="P2"/>
      <text:p text:style-name="P1"><text:span text:style-name="T27">Chapter five of this thesis was an attempt to resolve this dilemma. I argued that we can picture the two poles of the space of concepts as organised by a single conceptual framework. This third structure of the space of concepts should be able to unite its two poles. This piece of conceptual machinery was lifted from Hegel’s </text:span><text:span text:style-name="T1">Philosophy of Nature</text:span><text:span text:style-name="T27">. Hegel argues that the space of reasons </text:span><text:span text:style-name="T1">emerges out of</text:span><text:span text:style-name="T27"> the realm of law. He argues that this is so because there is an overall conceptual framework within the space of concepts that is common to both the space of reasons and realm of law. This conceptual framework is called the principle of </text:span><text:span text:style-name="T1">absolute negation</text:span><text:span text:style-name="T27">, what Hegel also calls the principle of </text:span><text:span text:style-name="T1">freedom</text:span><text:span text:style-name="T27">. This principle is an immanent ideal of the space of concepts, and hence the space of nature. Because of this, the space of nature is teleologically structured. </text:span><text:span text:style-name="T28">The </text:span><text:span text:style-name="T2">immanent purpose </text:span><text:span text:style-name="T29">of the space of nature is to actualise this principle by concretising it in the universe.</text:span></text:p>
      <text:p text:style-name="P3"/>
      <text:p text:style-name="P4">The space of concepts is therefore a continuum between the realm of natural scientific intelligibility and the space of reasons. There is a dialectical conceptual progression and development between and within the two poles of the space of concepts. <text:span text:style-name="T30">Because of the immanent ideal of absolute negation, the space of nature develops through the realm of law, and up into the space of reasons, until it is perfectly actualised and concretised. The most perfect development of the space of reasons is the most perfect development of the principle of absolute negation, the principle of </text:span><text:span text:style-name="T3">freedom</text:span><text:span text:style-name="T31">. This perfect development of the space of reasons is what Hegel would call </text:span><text:span text:style-name="T3">Absolute Spirit</text:span><text:span text:style-name="T31">, or the </text:span><text:span text:style-name="T3">Absolute Idea</text:span><text:span text:style-name="T31">. <text:s/>A description of this piece of theoretical machinery in contemporary language would be “completely transparent interpersonal (intersubjective) recognition”.</text:span></text:p>
      <text:p text:style-name="P4"/>
      <text:p text:style-name="P5">In the previous chapter we identified a glaring problem with this potential solution to the antinomy within McDowell’s naturalism. How is Hegel’s <text:span text:style-name="T1">Philosophy of Nature</text:span> a kind of naturalism? This doubt rests on the fact that Hegel’s “naturalism” potentially contradict<text:span text:style-name="T33">s two</text:span> fundamental premise<text:span text:style-name="T33">s</text:span> of naturalism. We admitted, <text:span text:style-name="T32">in the last chapter, that the principle of absolute negation is alien to the space of natural scientific intelligibility. Natural science doesn’t reveal the principle of </text:span><text:span text:style-name="T4">freedom</text:span><text:span text:style-name="T32"> as a piece of the fabric of the universe, according to its picture of the space of nature. One of the most fundamental premises of naturalism is that, in order to be naturalistic, a philosophical system shouldn’t claim for itself to be an a priori fundamental philosophy, prior to the methods and ontology of natural scientific intelligibility. Further, a naturalistic philosophical system shouldn’t contradict natural science. It seems like Hegel’s </text:span><text:span text:style-name="T5">Philosophy of Nature</text:span><text:span text:style-name="T33"> does these things. More than just claiming for itself to being an a priori first philosophy, Hegel’s </text:span><text:span text:style-name="T5">Philosophy of Nature</text:span><text:span text:style-name="T33"> claims that </text:span><text:soft-page-break/><text:span text:style-name="T33">it is describing a dialectical conceptual development of the space of nature which is </text:span><text:span text:style-name="T5">actual</text:span><text:span text:style-name="T33">, and non-scientific, </text:span><text:span text:style-name="T6">and</text:span><text:span text:style-name="T34"> more fundamental than natural science.</text:span></text:p>
      <text:p text:style-name="P5"/>
      <text:p text:style-name="P6">In this chapter, I aim to argue that the solution that I have given to McDowell’s metaphysical argument <text:span text:style-name="T1">is</text:span> naturalistic after all, despite these objections. I will argue that the combination of T. H. Ho’s reformulation of McDowell’s metaphysical argument with Hegel’s <text:span text:style-name="T1">Philosophy of Nature</text:span> is a kind of <text:span text:style-name="T1">liberal naturalism</text:span>. The problem that critics might point out about Hegel’s principle of absolute negation being a piece of first philosophy comes from the perspective of <text:span text:style-name="T1">bald </text:span>naturalism. As we have seen above, bald naturalism is a kind of naturalism that attempts to <text:span text:style-name="T1">domesticate</text:span> the space of reasons to the realm of law. One kind of bald naturalist is a scholar who would hold to an A2 type of biological intentionality. As we have seen, bald naturalistic kind of biological intentionality cannot explain how the second dimension of human normativity comes about. <text:span text:style-name="T35">It cannot explain how humans can rationally reflect on their environment through abstraction. A liberal naturalist account of the space of nature permits there to be a certain kind of autonomy and independence of human normativity within the universe. Liberal naturalism holds that the space of reasons can, within certain limits, be </text:span><text:span text:style-name="T8">sui generis</text:span><text:span text:style-name="T37"> within the universe.</text:span></text:p>
      <text:p text:style-name="P6"><text:span text:style-name="T37"/></text:p>
      <text:p text:style-name="P7"><text:span text:style-name="T37">T</text:span><text:span text:style-name="T36">his chapter is divided into two parts. </text:span><text:span text:style-name="T38">The first part of this chapter summarises and reconstructs Paul Giladi’s arguments for Hegel’s system as a kind of liberal naturalism. Giladi helps us answer the doubts about Hegel’s system being a first philosophy. Giladi also helps us answer the critical doubt expressed at the end of the last chapter, about the space of reasons spreading to every part of the space of concepts and into the realm of law, because of the principle of absolute negation. Hegel calls this omnipresence of <text:s/>the space of reasons within the space of concepts Spirit </text:span><text:span text:style-name="T9">positing</text:span><text:span text:style-name="T38"> Nature, Spirit </text:span><text:span text:style-name="T9">othering itself into Nature</text:span><text:span text:style-name="T38">. As we saw above, Absolute Spirit is the completion of the process of perfection of the principle of </text:span><text:span text:style-name="T9">freedom</text:span><text:span text:style-name="T38"> in the space of reasons. Hegel conceives of his system as an </text:span><text:span text:style-name="T9">ongoing</text:span><text:span text:style-name="T38">, </text:span><text:span text:style-name="T9">renewing, circular</text:span><text:span text:style-name="T38"> logical process. Spirit, the space of reasons, the realm of human normativity, is constantly developing up through Nature, the conceptual development of the realm of law. Scholars such as Sebastian Gardner argue that this </text:span><text:span text:style-name="T9">othering, </text:span><text:span text:style-name="T39">this </text:span><text:span text:style-name="T10">sundering</text:span><text:span text:style-name="T39"> of Spirit into Nature means Hegel’s system amounts to a crazy kind of supernaturalism. Paul Giladi shows how this is not the case.</text:span></text:p>
      <text:p text:style-name="P7"><text:span text:style-name="T39"/></text:p>
      <text:p text:style-name="P8"><text:span text:style-name="T36">The second part of this chapter looks at Alison Stone’s formulation of Hegel’s metaphilosophy. </text:span><text:span text:style-name="T40">Stone characterises Hegel’s dialectical method as a kind of “Strong Apriorism”. This means that Hegel supposedly deduces the conceptual development of the realm of law </text:span><text:span text:style-name="T11">prior</text:span><text:span text:style-name="T40"> to interrogating the conclusions of natural science, and then incorporates the conclusions of natural science into his </text:span><text:span text:style-name="T11">Philosophy of Nature</text:span><text:span text:style-name="T40"> according to the place that they hold according to his prior deductive dialectical method. Stone contrasts this </text:span><text:span text:style-name="T43">to</text:span><text:span text:style-name="T40"> “Weak Apriorism” which is where the philosopher aims </text:span><text:span text:style-name="T41">to “(1) learn about nature’s constituent forms from scientists, then (2) work out rationally why these forms are as they are, by tracing how they necessitate one another”.</text:span><text:span text:style-name="T41"><text:note text:id="ftn0" text:note-class="footnote"><text:note-citation>1</text:note-citation><text:note-body><text:p text:style-name="Footnote"><text:reference-mark-start text:name="ZOTERO_ITEM CSL_CITATION {&quot;citationID&quot;:&quot;PohXNJ5e&quot;,&quot;properties&quot;:{&quot;formattedCitation&quot;:&quot;{\\rtf Alison Stone, {\\i{}Petrified Intelligence: Nature in Hegel\\uc0\\u8217{}s Philosophy} (SUNY Press, 2005) 5\\uc0\\u8211{}6.}&quot;,&quot;plainCitation&quot;:&quot;Alison Stone, Petrified Intelligence: Nature in Hegel’s Philosophy (SUNY Press, 2005) 5–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6&quot;}],&quot;schema&quot;:&quot;https://github.com/citation-style-language/schema/raw/master/csl-citation.json&quot;} RNDO2HkNnEPoD"/><text:span text:style-name="T72">Alison Stone, </text:span><text:span text:style-name="T73">Petrified Intelligence: Nature in Hegel’s Philosophy</text:span><text:span text:style-name="T72"> (SUNY Press, 2005) 5–6.</text:span><text:reference-mark-end text:name="ZOTERO_ITEM CSL_CITATION {&quot;citationID&quot;:&quot;PohXNJ5e&quot;,&quot;properties&quot;:{&quot;formattedCitation&quot;:&quot;{\\rtf Alison Stone, {\\i{}Petrified Intelligence: Nature in Hegel\\uc0\\u8217{}s Philosophy} (SUNY Press, 2005) 5\\uc0\\u8211{}6.}&quot;,&quot;plainCitation&quot;:&quot;Alison Stone, Petrified Intelligence: Nature in Hegel’s Philosophy (SUNY Press, 2005) 5–6.&quot;},&quot;citationItems&quot;:[{&quot;id&quot;:109,&quot;uris&quot;:[&quot;http://zotero.org/users/2391293/items/7P8ZGVXX&quot;],&quot;uri&quot;:[&quot;http://zotero.org/users/2391293/items/7P8ZGVXX&quot;],&quot;itemData&quot;:{&quot;id&quot;:109,&quot;type&quot;:&quot;book&quot;,&quot;title&quot;:&quot;Petrified intelligence: nature in Hegel's philosophy&quot;,&quot;publisher&quot;:&quot;SUNY Press&quot;,&quot;publisher-place&quot;:&quot;Albany&quot;,&quot;source&quot;:&quot;Google Scholar&quot;,&quot;event-place&quot;:&quot;Albany&quot;,&quot;shortTitle&quot;:&quot;Petrified intelligence&quot;,&quot;author&quot;:[{&quot;family&quot;:&quot;Stone&quot;,&quot;given&quot;:&quot;Alison&quot;}],&quot;issued&quot;:{&quot;date-parts&quot;:[[&quot;2005&quot;]]},&quot;accessed&quot;:{&quot;date-parts&quot;:[[&quot;2015&quot;,3,19]]}},&quot;locator&quot;:&quot;5-6&quot;}],&quot;schema&quot;:&quot;https://github.com/citation-style-language/schema/raw/master/csl-citation.json&quot;} RNDO2HkNnEPoD"/></text:p></text:note-body></text:note></text:span><text:span text:style-name="T41"> </text:span><text:span text:style-name="T42">The process of incorporation of the material of natural science into Hegel’s </text:span><text:span text:style-name="T12">Philosophy of Nature</text:span><text:span text:style-name="T42"> according to the Strong and Weak forms of a priorism is the reverse in either form. In the strong form, Hegel’s deductive conceptual system comes first, and then the empirical research of natural science is made to correspond with the dialectical system. According to the weak form, it is the empirical research of natural science which is given conceptual priority, and Hegel’s system accommodates it.</text:span></text:p>
      <text:p text:style-name="P8"><text:span text:style-name="T42"/></text:p>
      <text:p text:style-name="P9"><text:span text:style-name="T36">Stone </text:span><text:span text:style-name="T44">argues that Hegel’s </text:span><text:span text:style-name="T13">Philosophy of Nature</text:span><text:span text:style-name="T44"> is founded on the former metaphilosophical method. Stone then argues that Hegel’s </text:span><text:span text:style-name="T13">Philosophy of Nature</text:span><text:span text:style-name="T44"> fails as a kind of naturalism, largely because of the logical consequences of this method. I will argue that Stone’s characterisation of Hegel’s dialectical method in his </text:span><text:span text:style-name="T13">Philosophy of Nature</text:span><text:span text:style-name="T44"> as Strong Apriorism is inaccurate. </text:span><text:span text:style-name="T45">I will argue that Stone’s presentation of the choice between Strong and Weak Apriorism is a false dichotomy. Stone’s choice of method of Strong Apriorism is a post hoc reconstruction of the black letter of the text of </text:span><text:soft-page-break/><text:span text:style-name="T45">Hegel’s system. Stone assumes that there is a rigid separation between a posteriori (empirical) and a priori (rational, logical, deductive) forms in Hegel’s system, when in fact this is inaccurate and not the case. </text:span></text:p>
      <text:p text:style-name="P10"><text:span text:style-name="T45">I </text:span><text:span text:style-name="T36">will argue that Franz Knappik’s account of Hegel’s system as a kind of natural kind essentialism captures much more of the essence of Hegel, and manages to avoid the pitfalls of attempting to characterise Hegel’s system as either Strong or Weak A priorism.</text:span></text:p>
      <text:p text:style-name="P10"><text:span text:style-name="T36"/></text:p>
      <text:p text:style-name="P13"><text:span text:style-name="T36">II<text:tab/>Hegel as Liberal Naturalist</text:span></text:p>
      <text:p text:style-name="P13"><text:span text:style-name="T36"/></text:p>
      <text:p text:style-name="P14"><text:span text:style-name="T36">Paul Giladi argues that it is helpful to conceive of </text:span><text:span text:style-name="T46">philosophical </text:span><text:span text:style-name="T36">naturalism as a “cluster concept”, as Alison Stone,</text:span><text:span text:style-name="T36"><text:note text:id="ftn1" text:note-class="footnote"><text:note-citation>2</text:note-citation><text:note-body><text:p text:style-name="Footnote"><text:reference-mark-start text:name="ZOTERO_ITEM CSL_CITATION {&quot;citationID&quot;:&quot;ENhfnwBL&quot;,&quot;properties&quot;:{&quot;formattedCitation&quot;:&quot;{\\rtf Alison Stone, \\uc0\\u8216{}Hegel, Naturalism and the Philosophy of Nature\\uc0\\u8217{} (2013) 34(1) {\\i{}Hegel Bulletin} 59.}&quot;,&quot;plainCitation&quot;:&quot;Alison Stone, ‘Hegel, Naturalism and the Philosophy of Nature’ (2013) 34(1) Hegel Bulletin 59.&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schema&quot;:&quot;https://github.com/citation-style-language/schema/raw/master/csl-citation.json&quot;} RND2cY3puO9Cd"/><text:span text:style-name="T72">Alison Stone, ‘Hegel, Naturalism and the Philosophy of Nature’ (2013) 34(1) </text:span><text:span text:style-name="T73">Hegel Bulletin</text:span><text:span text:style-name="T72"> 59.</text:span><text:reference-mark-end text:name="ZOTERO_ITEM CSL_CITATION {&quot;citationID&quot;:&quot;ENhfnwBL&quot;,&quot;properties&quot;:{&quot;formattedCitation&quot;:&quot;{\\rtf Alison Stone, \\uc0\\u8216{}Hegel, Naturalism and the Philosophy of Nature\\uc0\\u8217{} (2013) 34(1) {\\i{}Hegel Bulletin} 59.}&quot;,&quot;plainCitation&quot;:&quot;Alison Stone, ‘Hegel, Naturalism and the Philosophy of Nature’ (2013) 34(1) Hegel Bulletin 59.&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schema&quot;:&quot;https://github.com/citation-style-language/schema/raw/master/csl-citation.json&quot;} RND2cY3puO9Cd"/></text:p></text:note-body></text:note></text:span><text:span text:style-name="T36"> and Finn Spicer</text:span><text:span text:style-name="T36"><text:note text:id="ftn2" text:note-class="footnote"><text:note-citation>3</text:note-citation><text:note-body><text:p text:style-name="Footnote"><text:reference-mark-start text:name="ZOTERO_ITEM CSL_CITATION {&quot;citationID&quot;:&quot;UZg8VIL9&quot;,&quot;properties&quot;:{&quot;formattedCitation&quot;:&quot;{\\rtf Finn Spicer, \\uc0\\u8216{}Intuitions in Naturalistic Philosophy\\uc0\\u8217{} (Unpublished paper at the Lancaster Philosophy Research Seminar, Lancaster, 2011).}&quot;,&quot;plainCitation&quot;:&quot;Finn Spicer, ‘Intuitions in Naturalistic Philosophy’ (Unpublished paper at the Lancaster Philosophy Research Seminar, Lancaster, 2011).&quot;},&quot;citationItems&quot;:[{&quot;id&quot;:251,&quot;uris&quot;:[&quot;http://zotero.org/users/2391293/items/WVRA793W&quot;],&quot;uri&quot;:[&quot;http://zotero.org/users/2391293/items/WVRA793W&quot;],&quot;itemData&quot;:{&quot;id&quot;:251,&quot;type&quot;:&quot;speech&quot;,&quot;title&quot;:&quot;Intuitions in Naturalistic Philosophy&quot;,&quot;publisher-place&quot;:&quot;Lancaster&quot;,&quot;genre&quot;:&quot;Unpublished paper&quot;,&quot;event&quot;:&quot;Lancaster Philosophy Research Seminar&quot;,&quot;event-place&quot;:&quot;Lancaster&quot;,&quot;author&quot;:[{&quot;family&quot;:&quot;Spicer&quot;,&quot;given&quot;:&quot;Finn&quot;}],&quot;issued&quot;:{&quot;date-parts&quot;:[[&quot;2011&quot;]]}}}],&quot;schema&quot;:&quot;https://github.com/citation-style-language/schema/raw/master/csl-citation.json&quot;} RNDB5X6xDhtbo"/><text:span text:style-name="T74">Finn Spicer, ‘Intuitions in Naturalistic Philosophy’ (Unpublished paper at the Lancaster Philosophy Research Seminar, Lancaster, 2011).</text:span><text:reference-mark-end text:name="ZOTERO_ITEM CSL_CITATION {&quot;citationID&quot;:&quot;UZg8VIL9&quot;,&quot;properties&quot;:{&quot;formattedCitation&quot;:&quot;{\\rtf Finn Spicer, \\uc0\\u8216{}Intuitions in Naturalistic Philosophy\\uc0\\u8217{} (Unpublished paper at the Lancaster Philosophy Research Seminar, Lancaster, 2011).}&quot;,&quot;plainCitation&quot;:&quot;Finn Spicer, ‘Intuitions in Naturalistic Philosophy’ (Unpublished paper at the Lancaster Philosophy Research Seminar, Lancaster, 2011).&quot;},&quot;citationItems&quot;:[{&quot;id&quot;:251,&quot;uris&quot;:[&quot;http://zotero.org/users/2391293/items/WVRA793W&quot;],&quot;uri&quot;:[&quot;http://zotero.org/users/2391293/items/WVRA793W&quot;],&quot;itemData&quot;:{&quot;id&quot;:251,&quot;type&quot;:&quot;speech&quot;,&quot;title&quot;:&quot;Intuitions in Naturalistic Philosophy&quot;,&quot;publisher-place&quot;:&quot;Lancaster&quot;,&quot;genre&quot;:&quot;Unpublished paper&quot;,&quot;event&quot;:&quot;Lancaster Philosophy Research Seminar&quot;,&quot;event-place&quot;:&quot;Lancaster&quot;,&quot;author&quot;:[{&quot;family&quot;:&quot;Spicer&quot;,&quot;given&quot;:&quot;Finn&quot;}],&quot;issued&quot;:{&quot;date-parts&quot;:[[&quot;2011&quot;]]}}}],&quot;schema&quot;:&quot;https://github.com/citation-style-language/schema/raw/master/csl-citation.json&quot;} RNDB5X6xDhtbo"/></text:p></text:note-body></text:note></text:span><text:span text:style-name="T36"> do. Stone explains that this means we should conceive that “naturalism has various strands, so that any particular philosopher might incline towards naturalism along one or several strands of the cluster but not the other”.</text:span><text:span text:style-name="T36"><text:note text:id="ftn3" text:note-class="footnote"><text:note-citation>4</text:note-citation><text:note-body><text:p text:style-name="Footnote"><text:reference-mark-start text:name="ZOTERO_ITEM CSL_CITATION {&quot;citationID&quot;:&quot;GstpfWkO&quot;,&quot;properties&quot;:{&quot;formattedCitation&quot;:&quot;Stone, above n 2, 63.&quot;,&quot;plainCitation&quot;:&quot;Stone, above n 2, 63.&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locator&quot;:&quot;63&quot;}],&quot;schema&quot;:&quot;https://github.com/citation-style-language/schema/raw/master/csl-citation.json&quot;} RNDPRheI7Qvmg"/>Stone, above n 2, 63.<text:reference-mark-end text:name="ZOTERO_ITEM CSL_CITATION {&quot;citationID&quot;:&quot;GstpfWkO&quot;,&quot;properties&quot;:{&quot;formattedCitation&quot;:&quot;Stone, above n 2, 63.&quot;,&quot;plainCitation&quot;:&quot;Stone, above n 2, 63.&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locator&quot;:&quot;63&quot;}],&quot;schema&quot;:&quot;https://github.com/citation-style-language/schema/raw/master/csl-citation.json&quot;} RNDPRheI7Qvmg"/></text:p></text:note-body></text:note></text:span><text:span text:style-name="T36"> </text:span><text:span text:style-name="T46">This helps capture how we might explain the complex, varied and often contradictory naturalisms that analytic philosophers hold to. As Giladi writes,</text:span></text:p>
      <text:p text:style-name="P14"><text:span text:style-name="T46"/></text:p>
      <text:p text:style-name="P15"><text:span text:style-name="T36">Spicer, with support from Stone, identifies the following claims that make up the various strands of philosophical naturalism:</text:span></text:p>
      <text:p text:style-name="P15"><text:span text:style-name="T36"/></text:p>
      <text:list xml:id="list203206971506702936" text:style-name="L1">
        <text:list-item>
          <text:p text:style-name="P16"><text:span text:style-name="T36">Rejection of the idea of first philosophy.</text:span></text:p>
        </text:list-item>
        <text:list-item>
          <text:p text:style-name="P16"><text:span text:style-name="T36">Belief that philosophy is continuous with the sciences.</text:span></text:p>
        </text:list-item>
        <text:list-item>
          <text:p text:style-name="P16"><text:span text:style-name="T36">Disbelief in supernatural entities/processes.</text:span></text:p>
        </text:list-item>
        <text:list-item>
          <text:p text:style-name="P16"><text:span text:style-name="T36">Physicalism about the mind.</text:span></text:p>
        </text:list-item>
        <text:list-item>
          <text:p text:style-name="P16"><text:span text:style-name="T36">Opposition to non-naturalism about ethics/values.</text:span></text:p>
        </text:list-item>
        <text:list-item>
          <text:p text:style-name="P16"><text:span text:style-name="T36">Rejection of a priorism.</text:span><text:span text:style-name="T36"><text:note text:id="ftn4" text:note-class="footnote"><text:note-citation>5</text:note-citation><text:note-body><text:p text:style-name="Footnote"><text:reference-mark-start text:name="ZOTERO_ITEM CSL_CITATION {&quot;citationID&quot;:&quot;fX9YXzaE&quot;,&quot;properties&quot;:{&quot;formattedCitation&quot;:&quot;{\\rtf Paul Giladi, \\uc0\\u8216{}Liberal Naturalism: The Curious Case of Hegel\\uc0\\u8217{} (2014) 22(2) {\\i{}International Journal of Philosophical Studies} 248, 248\\uc0\\u8211{}249.}&quot;,&quot;plainCitation&quot;:&quot;Paul Giladi, ‘Liberal Naturalism: The Curious Case of Hegel’ (2014) 22(2) International Journal of Philosophical Studies 248, 248–249.&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8-249&quot;}],&quot;schema&quot;:&quot;https://github.com/citation-style-language/schema/raw/master/csl-citation.json&quot;} RNDD5Cs4NIN9p"/><text:span text:style-name="T72">Paul Giladi, ‘Liberal Naturalism: The Curious Case of Hegel’ (2014) 22(2) </text:span><text:span text:style-name="T73">International Journal of Philosophical Studies</text:span><text:span text:style-name="T72"> 248, 248–249.</text:span><text:reference-mark-end text:name="ZOTERO_ITEM CSL_CITATION {&quot;citationID&quot;:&quot;fX9YXzaE&quot;,&quot;properties&quot;:{&quot;formattedCitation&quot;:&quot;{\\rtf Paul Giladi, \\uc0\\u8216{}Liberal Naturalism: The Curious Case of Hegel\\uc0\\u8217{} (2014) 22(2) {\\i{}International Journal of Philosophical Studies} 248, 248\\uc0\\u8211{}249.}&quot;,&quot;plainCitation&quot;:&quot;Paul Giladi, ‘Liberal Naturalism: The Curious Case of Hegel’ (2014) 22(2) International Journal of Philosophical Studies 248, 248–249.&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8-249&quot;}],&quot;schema&quot;:&quot;https://github.com/citation-style-language/schema/raw/master/csl-citation.json&quot;} RNDD5Cs4NIN9p"/></text:p></text:note-body></text:note></text:span></text:p>
        </text:list-item>
      </text:list>
      <text:p text:style-name="P15"><text:span text:style-name="T36"/></text:p>
      <text:p text:style-name="P17"><text:span text:style-name="T36">Giladi argues that if we understand philosophical naturalism in this way, we can assert that a philosophical naturalist is to be understood as being committed to all six claims. Giladi then argues, agreeing with Stone, that there is a condition to this way of understanding philosophical naturalism, that acceptance of these claims as a naturalist is not a matter of absolutes, it is a matter of </text:span><text:span text:style-name="T7">degree</text:span><text:span text:style-name="T36"> of acceptance. Giladi quotes Stone on this point:</text:span></text:p>
      <text:p text:style-name="P17"><text:span text:style-name="T36"/></text:p>
      <text:p text:style-name="P15"><text:span text:style-name="T36">[Naturalism] is also a matter of degree in that, for each strand of the cluster </text:span><text:span text:style-name="T7">naturalism </text:span><text:span text:style-name="T36">that a philosophy exhibits, it will exhibit that strand to greater or lesser degrees: for instance, one might uphold the continuity of science in stronger and weaker forms.</text:span><text:span text:style-name="T36"><text:note text:id="ftn5" text:note-class="footnote"><text:note-citation>6</text:note-citation><text:note-body><text:p text:style-name="Footnote"><text:reference-mark-start text:name="ZOTERO_ITEM CSL_CITATION {&quot;citationID&quot;:&quot;dxFomBFx&quot;,&quot;properties&quot;:{&quot;formattedCitation&quot;:&quot;Stone, above n 2, 63.&quot;,&quot;plainCitation&quot;:&quot;Stone, above n 2, 63.&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locator&quot;:&quot;63&quot;}],&quot;schema&quot;:&quot;https://github.com/citation-style-language/schema/raw/master/csl-citation.json&quot;} RNDDIdFC5YbwM"/>Stone, above n 2, 63.<text:reference-mark-end text:name="ZOTERO_ITEM CSL_CITATION {&quot;citationID&quot;:&quot;dxFomBFx&quot;,&quot;properties&quot;:{&quot;formattedCitation&quot;:&quot;Stone, above n 2, 63.&quot;,&quot;plainCitation&quot;:&quot;Stone, above n 2, 63.&quot;},&quot;citationItems&quot;:[{&quot;id&quot;:250,&quot;uris&quot;:[&quot;http://zotero.org/users/2391293/items/EB6WF6RS&quot;],&quot;uri&quot;:[&quot;http://zotero.org/users/2391293/items/EB6WF6RS&quot;],&quot;itemData&quot;:{&quot;id&quot;:250,&quot;type&quot;:&quot;article-journal&quot;,&quot;title&quot;:&quot;Hegel, Naturalism and the Philosophy of Nature&quot;,&quot;container-title&quot;:&quot;Hegel Bulletin&quot;,&quot;page&quot;:&quot;59-78&quot;,&quot;volume&quot;:&quot;34&quot;,&quot;issue&quot;:&quot;1&quot;,&quot;author&quot;:[{&quot;family&quot;:&quot;Stone&quot;,&quot;given&quot;:&quot;Alison&quot;}],&quot;issued&quot;:{&quot;date-parts&quot;:[[&quot;2013&quot;]]}},&quot;locator&quot;:&quot;63&quot;}],&quot;schema&quot;:&quot;https://github.com/citation-style-language/schema/raw/master/csl-citation.json&quot;} RNDDIdFC5YbwM"/></text:p></text:note-body></text:note></text:span></text:p>
      <text:p text:style-name="P15"><text:span text:style-name="T36"/></text:p>
      <text:p text:style-name="P18"><text:span text:style-name="T36">Giladi then displays just two particular forms of philosophical naturalism, the first much more restrictive and reductive than the second:</text:span></text:p>
      <text:p text:style-name="P18"><text:span text:style-name="T36"/></text:p>
      <text:list xml:id="list8746900937078100927" text:style-name="L2">
        <text:list-header>
          <text:p text:style-name="P41"><text:span text:style-name="T36">(1*)<text:tab/>Rejection of the idea of first philosophy, where the idea of first philosophy is the concept of metaphysics.</text:span></text:p>
        </text:list-header>
      </text:list>
      <text:p text:style-name="P40"><text:span text:style-name="T36"/></text:p>
      <text:p text:style-name="P40"><text:span text:style-name="T36">(2*)<text:tab/>Belief that philosophy is continuous with the sciences, where the idea of philosophy being continuous with the sciences refers to philosophy adopting the scientific method and basing its commitments solely on the results of empirical and natural science. ‘Empirical </text:span><text:soft-page-break/><text:span text:style-name="T36">and natural science’ here refers to physics, chemistry, biology, cognitive science, and neuroscience.</text:span></text:p>
      <text:p text:style-name="P40"><text:span text:style-name="T36"/></text:p>
      <text:p text:style-name="P40"><text:span text:style-name="T36">(3) <text:tab/>Disbelief in supernatural entities/processes.</text:span></text:p>
      <text:p text:style-name="P40"><text:span text:style-name="T36"/></text:p>
      <text:p text:style-name="P40"><text:span text:style-name="T36">(4*)<text:tab/>Physicalism about the mind, where physicalism about the mind here means a reductive or even eliminative materialism.</text:span></text:p>
      <text:p text:style-name="P40"><text:span text:style-name="T36"/></text:p>
      <text:p text:style-name="P40"><text:span text:style-name="T36">(5)<text:tab/>Opposition to non-naturalism about ethics/values.</text:span></text:p>
      <text:p text:style-name="P40"><text:span text:style-name="T36"/></text:p>
      <text:p text:style-name="P40"><text:span text:style-name="T36">(6*)<text:tab/>Rejection of a priorism, where a priorism here just means any kind of enquiry which makes no references to empirical or scientific data.</text:span><text:span text:style-name="T36"><text:note text:id="ftn6" text:note-class="footnote"><text:note-citation>7</text:note-citation><text:note-body><text:p text:style-name="Footnote"><text:reference-mark-start text:name="ZOTERO_ITEM CSL_CITATION {&quot;citationID&quot;:&quot;Q6dr6z1H&quot;,&quot;properties&quot;:{&quot;formattedCitation&quot;:&quot;Giladi, above n 5, 249.&quot;,&quot;plainCitation&quot;:&quot;Giladi, above n 5, 249.&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9&quot;}],&quot;schema&quot;:&quot;https://github.com/citation-style-language/schema/raw/master/csl-citation.json&quot;} RND0Sw2oC3lHT"/>Giladi, above n 5, 249.<text:reference-mark-end text:name="ZOTERO_ITEM CSL_CITATION {&quot;citationID&quot;:&quot;Q6dr6z1H&quot;,&quot;properties&quot;:{&quot;formattedCitation&quot;:&quot;Giladi, above n 5, 249.&quot;,&quot;plainCitation&quot;:&quot;Giladi, above n 5, 249.&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9&quot;}],&quot;schema&quot;:&quot;https://github.com/citation-style-language/schema/raw/master/csl-citation.json&quot;} RND0Sw2oC3lHT"/></text:p></text:note-body></text:note></text:span></text:p>
      <text:p text:style-name="P40"><text:span text:style-name="T36"/></text:p>
      <text:p text:style-name="P19"><text:span text:style-name="T36">Giladi invites us to call this conception of naturalism “conservative naturalism” or “scientism”. McDowell would label this kind of naturalism “bald naturalism”. It is not hard to imagine that this degree of actualisation of the cluster concept of naturalism would embrace A2 types of biological intentionality, </text:span><text:span text:style-name="T47">with all its attendant problems </text:span><text:span text:style-name="T48">of</text:span><text:span text:style-name="T47"> </text:span><text:span text:style-name="T49">its </text:span><text:span text:style-name="T47">conce</text:span><text:span text:style-name="T49">ption</text:span><text:span text:style-name="T47"> of human normativity. </text:span><text:span text:style-name="T50">This kind of naturalism without a doubt attempts to domesticate the space of reasons to the realm of law. </text:span><text:span text:style-name="T51">Giladi outlines a second kind of philosophical naturalism, a more relaxed version. This degree of actualisation of the cluster concept is less severe in degree:</text:span></text:p>
      <text:p text:style-name="P19"><text:span text:style-name="T51"/></text:p>
      <text:p text:style-name="P42"><text:span text:style-name="T51">(</text:span><text:span text:style-name="T36">1**)<text:tab/>Rejection of the idea of first philosophy, where the idea of first philosophy is the pre-Kantian conception of metaphysics.</text:span></text:p>
      <text:p text:style-name="P42"><text:span text:style-name="T36"/></text:p>
      <text:p text:style-name="P42"><text:span text:style-name="T36">(2**)<text:tab/>Belief that philosophy is continuous with the sciences, where the idea of philosophy being continuous with the sciences refers to philosophers and scientists using different methodologies from one another yet arriving at the same results. By ‘the sciences’ here, one means the human sciences as well as the natural sciences—</text:span><text:span text:style-name="T7">Geisteswissenschaften und Naturwissenschaften</text:span><text:span text:style-name="T36">.</text:span></text:p>
      <text:p text:style-name="P42"><text:span text:style-name="T36"/></text:p>
      <text:p text:style-name="P42"><text:span text:style-name="T36">(3)<text:tab/>Disbelief in supernatural entities/processes.</text:span></text:p>
      <text:p text:style-name="P42"><text:span text:style-name="T36"/></text:p>
      <text:p text:style-name="P42"><text:span text:style-name="T36">(4**)<text:tab/>Physicalism about the mind, where physicalism about the mind here means a non-reductive or even emergentist materialism.</text:span></text:p>
      <text:p text:style-name="P42"><text:span text:style-name="T36"/></text:p>
      <text:p text:style-name="P42"><text:span text:style-name="T36">(5)<text:tab/>Opposition to non-naturalism about ethics/values.</text:span></text:p>
      <text:p text:style-name="P42"><text:span text:style-name="T36"/></text:p>
      <text:p text:style-name="P42"><text:span text:style-name="T36">(6**)<text:tab/>Rejection of a priorism, where a priorism here means any kind of enquiry which regards speculative enquiry to be discontinuous and in competition with scientific enquiry.</text:span><text:span text:style-name="T36"><text:note text:id="ftn7" text:note-class="footnote"><text:note-citation>8</text:note-citation><text:note-body><text:p text:style-name="Footnote"><text:reference-mark-start text:name="ZOTERO_ITEM CSL_CITATION {&quot;citationID&quot;:&quot;gxaz7zse&quot;,&quot;properties&quot;:{&quot;formattedCitation&quot;:&quot;{\\rtf Ibid 249\\uc0\\u8211{}250.}&quot;,&quot;plainCitation&quot;:&quot;Ibid 249–250.&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9-250&quot;}],&quot;schema&quot;:&quot;https://github.com/citation-style-language/schema/raw/master/csl-citation.json&quot;} RNDsvagiArqVC"/><text:span text:style-name="T74">Ibid 249–250.</text:span><text:reference-mark-end text:name="ZOTERO_ITEM CSL_CITATION {&quot;citationID&quot;:&quot;gxaz7zse&quot;,&quot;properties&quot;:{&quot;formattedCitation&quot;:&quot;{\\rtf Ibid 249\\uc0\\u8211{}250.}&quot;,&quot;plainCitation&quot;:&quot;Ibid 249–250.&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49-250&quot;}],&quot;schema&quot;:&quot;https://github.com/citation-style-language/schema/raw/master/csl-citation.json&quot;} RNDsvagiArqVC"/></text:p></text:note-body></text:note></text:span></text:p>
      <text:p text:style-name="P42"><text:span text:style-name="T36"/></text:p>
      <text:p text:style-name="P20"><text:span text:style-name="T36">Given the overall upshot of Giladi’s argument in this article, Giladi is implying that Hegel is </text:span><text:span text:style-name="T7">this</text:span><text:span text:style-name="T36"> kind of naturalist, a liberal naturalist. But Giladi does more than just list the premises of a more relaxed version of naturalism, and then identify Hegel’s version of naturalism with this list. In this article, Giladi is concerned to refute Sebastian Gardner’s argument that the fact that the Hegelian concept of Spirit has priority over Nature in Hegel’s system, Hegel’s philosophy therefore amounts to a fully-fledged supernaturalism. Giladi addresses two arguments in his article made by Gardner to secure this interpretation of Hegel. We will only concern ourselves with Giladi’s refutation of the first argument, because of its relevance to dialectic of this thesis.</text:span></text:p>
      <text:p text:style-name="P20"><text:span text:style-name="T36"/></text:p>
      <text:p text:style-name="P35"><text:span text:style-name="T36">A<text:tab/></text:span><text:span text:style-name="T7">The Argument that Hegel’s </text:span><text:span text:style-name="T36">Philosophy of Nature</text:span><text:span text:style-name="T7"> is a Supernaturalism</text:span></text:p>
      <text:p text:style-name="P20"><text:soft-page-break/><text:span text:style-name="T36"/></text:p>
      <text:p text:style-name="P20"><text:span text:style-name="T36">Giladi summarises Gardner’s argument in the following way:</text:span></text:p>
      <text:p text:style-name="P20"><text:span text:style-name="T36"/></text:p>
      <text:p text:style-name="P43"><text:span text:style-name="T36">His first argument is based on his claim that the idealists argued that ‘subjectivity … supplies the grounds, if not ontological then at least conceptual, of Nature’.</text:span><text:span text:style-name="T36"><text:note text:id="ftn8" text:note-class="footnote"><text:note-citation>9</text:note-citation><text:note-body><text:p text:style-name="Footnote"><text:reference-mark-start text:name="ZOTERO_ITEM CSL_CITATION {&quot;citationID&quot;:&quot;CV6j8z0Z&quot;,&quot;properties&quot;:{&quot;formattedCitation&quot;:&quot;{\\rtf Sebastian Gardner, \\uc0\\u8216{}Idealism and Naturalism in the Nineteeth Century\\uc0\\u8217{} in Alison Stone (ed), {\\i{}The Edinburgh Critical History of Nineteeth-Century Philosophy} (Edinburgh University Press, 2011) 90.}&quot;,&quot;plainCitation&quot;:&quot;Sebastian Gardner, ‘Idealism and Naturalism in the Nineteeth Century’ in Alison Stone (ed), The Edinburgh Critical History of Nineteeth-Century Philosophy (Edinburgh University Press, 2011) 90.&quot;},&quot;citationItems&quot;:[{&quot;id&quot;:252,&quot;uris&quot;:[&quot;http://zotero.org/users/2391293/items/A8E9UKQJ&quot;],&quot;uri&quot;:[&quot;http://zotero.org/users/2391293/items/A8E9UKQJ&quot;],&quot;itemData&quot;:{&quot;id&quot;:252,&quot;type&quot;:&quot;chapter&quot;,&quot;title&quot;:&quot;Idealism and Naturalism in the Nineteeth Century&quot;,&quot;container-title&quot;:&quot;The Edinburgh Critical History of Nineteeth-Century Philosophy&quot;,&quot;publisher&quot;:&quot;Edinburgh University Press&quot;,&quot;publisher-place&quot;:&quot;Edinburgh&quot;,&quot;event-place&quot;:&quot;Edinburgh&quot;,&quot;author&quot;:[{&quot;family&quot;:&quot;Gardner&quot;,&quot;given&quot;:&quot;Sebastian&quot;}],&quot;editor&quot;:[{&quot;family&quot;:&quot;Stone&quot;,&quot;given&quot;:&quot;Alison&quot;}],&quot;issued&quot;:{&quot;date-parts&quot;:[[&quot;2011&quot;]]}},&quot;locator&quot;:&quot;90&quot;}],&quot;schema&quot;:&quot;https://github.com/citation-style-language/schema/raw/master/csl-citation.json&quot;} RND6MrR1utHIU"/><text:span text:style-name="T72">Sebastian Gardner, ‘Idealism and Naturalism in the Nineteeth Century’ in Alison Stone (ed), </text:span><text:span text:style-name="T73">The Edinburgh Critical History of Nineteeth-Century Philosophy</text:span><text:span text:style-name="T72"> (Edinburgh University Press, 2011) 90.</text:span><text:reference-mark-end text:name="ZOTERO_ITEM CSL_CITATION {&quot;citationID&quot;:&quot;CV6j8z0Z&quot;,&quot;properties&quot;:{&quot;formattedCitation&quot;:&quot;{\\rtf Sebastian Gardner, \\uc0\\u8216{}Idealism and Naturalism in the Nineteeth Century\\uc0\\u8217{} in Alison Stone (ed), {\\i{}The Edinburgh Critical History of Nineteeth-Century Philosophy} (Edinburgh University Press, 2011) 90.}&quot;,&quot;plainCitation&quot;:&quot;Sebastian Gardner, ‘Idealism and Naturalism in the Nineteeth Century’ in Alison Stone (ed), The Edinburgh Critical History of Nineteeth-Century Philosophy (Edinburgh University Press, 2011) 90.&quot;},&quot;citationItems&quot;:[{&quot;id&quot;:252,&quot;uris&quot;:[&quot;http://zotero.org/users/2391293/items/A8E9UKQJ&quot;],&quot;uri&quot;:[&quot;http://zotero.org/users/2391293/items/A8E9UKQJ&quot;],&quot;itemData&quot;:{&quot;id&quot;:252,&quot;type&quot;:&quot;chapter&quot;,&quot;title&quot;:&quot;Idealism and Naturalism in the Nineteeth Century&quot;,&quot;container-title&quot;:&quot;The Edinburgh Critical History of Nineteeth-Century Philosophy&quot;,&quot;publisher&quot;:&quot;Edinburgh University Press&quot;,&quot;publisher-place&quot;:&quot;Edinburgh&quot;,&quot;event-place&quot;:&quot;Edinburgh&quot;,&quot;author&quot;:[{&quot;family&quot;:&quot;Gardner&quot;,&quot;given&quot;:&quot;Sebastian&quot;}],&quot;editor&quot;:[{&quot;family&quot;:&quot;Stone&quot;,&quot;given&quot;:&quot;Alison&quot;}],&quot;issued&quot;:{&quot;date-parts&quot;:[[&quot;2011&quot;]]}},&quot;locator&quot;:&quot;90&quot;}],&quot;schema&quot;:&quot;https://github.com/citation-style-language/schema/raw/master/csl-citation.json&quot;} RND6MrR1utHIU"/></text:p></text:note-body></text:note></text:span><text:span text:style-name="T36"> </text:span><text:span text:style-name="T52">In other words, according to Gardner, since Hegel claims that Spirit has priority over Nature </text:span><text:span text:style-name="T14">either</text:span><text:span text:style-name="T52"> because Nature is ontologically dependent on Spirit and Spirit is ontologically dependent of anything, </text:span><text:span text:style-name="T14">or </text:span><text:span text:style-name="T52">because Nature depends on Spirit in order to be rationally ordered and intelligible, absolute idealism cannot be any kind of naturalist position.</text:span><text:span text:style-name="T52"><text:note text:id="ftn9" text:note-class="footnote"><text:note-citation>10</text:note-citation><text:note-body><text:p text:style-name="Footnote"><text:reference-mark-start text:name="ZOTERO_ITEM CSL_CITATION {&quot;citationID&quot;:&quot;aSEIUmlh&quot;,&quot;properties&quot;:{&quot;formattedCitation&quot;:&quot;Giladi, above n 5, 251.&quot;,&quot;plainCitation&quot;:&quot;Giladi, above n 5, 251.&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1&quot;}],&quot;schema&quot;:&quot;https://github.com/citation-style-language/schema/raw/master/csl-citation.json&quot;} RNDULAoRxAyvK"/>Giladi, above n 5, 251.<text:reference-mark-end text:name="ZOTERO_ITEM CSL_CITATION {&quot;citationID&quot;:&quot;aSEIUmlh&quot;,&quot;properties&quot;:{&quot;formattedCitation&quot;:&quot;Giladi, above n 5, 251.&quot;,&quot;plainCitation&quot;:&quot;Giladi, above n 5, 251.&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1&quot;}],&quot;schema&quot;:&quot;https://github.com/citation-style-language/schema/raw/master/csl-citation.json&quot;} RNDULAoRxAyvK"/></text:p></text:note-body></text:note></text:span></text:p>
      <text:p text:style-name="P43"><text:span text:style-name="T52"/></text:p>
      <text:p text:style-name="P21"><text:span text:style-name="T36">It is possible to translate this more orthodox Hegelian language into the modified Sellarsian language we have been using in this thesis. In the previous chapter, we argued that the principle of absolute negation structures the entire space of concepts. We also argued that the space of reasons is the successful concretisation of the principle of absolute negation. The space of reasons permeates the whole space of concepts, attempting to make the content of the space of nature intelligible to normative human thought. At certain times we spoke as if what was driving the dialectical logical development of the space of concepts towards successful concretisation </text:span><text:span text:style-name="T7">was</text:span><text:span text:style-name="T36"> the space of reasons. This is true. Hegel takes Spirit, human normative intelligibility, to be the driving force of the logical development of the space of concepts. Because the realm of law is ontologically dependent on the principle of absolute negation, the realm of law </text:span><text:span text:style-name="T7">depends</text:span><text:span text:style-name="T36"> on the space of reasons to drive its logical development towards the </text:span><text:span text:style-name="T7">telos</text:span><text:span text:style-name="T36"> of the space of concepts. </text:span></text:p>
      <text:p text:style-name="P21"><text:span text:style-name="T53"/></text:p>
      <text:p text:style-name="P21"><text:span text:style-name="T53">Sebastian Gardner takes this to mean that Hegel’s </text:span><text:span text:style-name="T15">Philosophy of Nature</text:span><text:span text:style-name="T53"> is a form of supernaturalism, and attempts to give textual evidence from Hegel in order to prove that this is so. This is the first passage that he gives:</text:span></text:p>
      <text:p text:style-name="P21"><text:span text:style-name="T53"/></text:p>
      <text:p text:style-name="P44"><text:span text:style-name="T36">The goal of Nature is to destroy itself and break through … Nature has become an other to itself in order to recognise itself as Idea and to reconcile itself with itself … Spirit … is the goal of Nature.</text:span><text:span text:style-name="T36"><text:note text:id="ftn10" text:note-class="footnote"><text:note-citation>11</text:note-citation><text:note-body><text:p text:style-name="Footnote"><text:reference-mark-start text:name="ZOTERO_ITEM CSL_CITATION {&quot;citationID&quot;:&quot;b6ZU3dBE&quot;,&quot;properties&quot;:{&quot;formattedCitation&quot;:&quot;{\\rtf GWF Hegel, {\\i{}Philosophy of Nature (Part Two of the Encyclopedia of Philosophical Sciences)} (Allen &amp; Unwin, 1970) 444.}&quot;,&quot;plainCitation&quot;:&quot;GWF Hegel, Philosophy of Nature (Part Two of the Encyclopedia of Philosophical Sciences) (Allen &amp; Unwin, 1970) 444.&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444&quot;}],&quot;schema&quot;:&quot;https://github.com/citation-style-language/schema/raw/master/csl-citation.json&quot;} RNDwAjMUOJ11y"/><text:span text:style-name="T72">GWF Hegel, </text:span><text:span text:style-name="T73">Philosophy of Nature (Part Two of the Encyclopedia of Philosophical Sciences)</text:span><text:span text:style-name="T72"> (Allen &amp; Unwin, 1970) 444.</text:span><text:reference-mark-end text:name="ZOTERO_ITEM CSL_CITATION {&quot;citationID&quot;:&quot;b6ZU3dBE&quot;,&quot;properties&quot;:{&quot;formattedCitation&quot;:&quot;{\\rtf GWF Hegel, {\\i{}Philosophy of Nature (Part Two of the Encyclopedia of Philosophical Sciences)} (Allen &amp; Unwin, 1970) 444.}&quot;,&quot;plainCitation&quot;:&quot;GWF Hegel, Philosophy of Nature (Part Two of the Encyclopedia of Philosophical Sciences) (Allen &amp; Unwin, 1970) 444.&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444&quot;}],&quot;schema&quot;:&quot;https://github.com/citation-style-language/schema/raw/master/csl-citation.json&quot;} RNDwAjMUOJ11y"/></text:p></text:note-body></text:note></text:span></text:p>
      <text:p text:style-name="P44"><text:span text:style-name="T36"/></text:p>
      <text:p text:style-name="P22"><text:span text:style-name="T36">Gardner gives a second passage in order to prove this idea that the omnipresence of the space of reasons throughout the space of nature amounts to supernaturalism:</text:span></text:p>
      <text:p text:style-name="P22"><text:span text:style-name="T36"/></text:p>
      <text:p text:style-name="P44"><text:span text:style-name="T36">Spirit has thus proceeded from Nature … But is is one-sided to regard spirit in this way as having only </text:span><text:span text:style-name="T7">become </text:span><text:span text:style-name="T36">an actual existence after being merely a potentiality. True, Nature is the immediate—but even so, as the other of spirit, its existence is a relativity … spirit is no less </text:span><text:span text:style-name="T7">before</text:span><text:span text:style-name="T36"> than </text:span><text:span text:style-name="T7">after </text:span><text:span text:style-name="T54">Nature, it is not merely the metaphysical Idea of it. Spirit, just because it is the goal of Nature, is </text:span><text:span text:style-name="T16">prior</text:span><text:span text:style-name="T54"> to it, Nature has proceeded from Spirit: not empirically, however, but in such a manner that spirit is already from the very first implicitly present in Nature which is spirit’s own presupposition. But spirit in its infinite freedom gives Nature a free existence and the Idea is active in Nature as an inner necessity; just as a free man of the world is sure that his action is the world’s activity. Spirit … wills to achieve its own liberation by fashioning Nature out of itself.</text:span><text:span text:style-name="T54"><text:note text:id="ftn11" text:note-class="footnote"><text:note-citation>12</text:note-citation><text:note-body><text:p text:style-name="Footnote"><text:reference-mark-start text:name="ZOTERO_ITEM CSL_CITATION {&quot;citationID&quot;:&quot;2a11VCkI&quot;,&quot;properties&quot;:{&quot;formattedCitation&quot;:&quot;Ibid.&quot;,&quot;plainCitation&quot;:&quot;Ibid.&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444&quot;}],&quot;schema&quot;:&quot;https://github.com/citation-style-language/schema/raw/master/csl-citation.json&quot;} RNDvqKWuASFRN"/>Ibid.<text:reference-mark-end text:name="ZOTERO_ITEM CSL_CITATION {&quot;citationID&quot;:&quot;2a11VCkI&quot;,&quot;properties&quot;:{&quot;formattedCitation&quot;:&quot;Ibid.&quot;,&quot;plainCitation&quot;:&quot;Ibid.&quot;},&quot;citationItems&quot;:[{&quot;id&quot;:33,&quot;uris&quot;:[&quot;http://zotero.org/users/2391293/items/J7JFQ6G9&quot;],&quot;uri&quot;:[&quot;http://zotero.org/users/2391293/items/J7JFQ6G9&quot;],&quot;itemData&quot;:{&quot;id&quot;:33,&quot;type&quot;:&quot;book&quot;,&quot;title&quot;:&quot;Philosophy of Nature (Part Two of the Encyclopedia of Philosophical Sciences)&quot;,&quot;publisher&quot;:&quot;Allen &amp; Unwin&quot;,&quot;publisher-place&quot;:&quot;London&quot;,&quot;number-of-volumes&quot;:&quot;3&quot;,&quot;event-place&quot;:&quot;London&quot;,&quot;author&quot;:[{&quot;family&quot;:&quot;Hegel&quot;,&quot;given&quot;:&quot;G. W. F.&quot;}],&quot;translator&quot;:[{&quot;family&quot;:&quot;Perry&quot;,&quot;given&quot;:&quot;M. J.&quot;}],&quot;issued&quot;:{&quot;date-parts&quot;:[[&quot;1970&quot;]]}},&quot;locator&quot;:&quot;444&quot;}],&quot;schema&quot;:&quot;https://github.com/citation-style-language/schema/raw/master/csl-citation.json&quot;} RNDvqKWuASFRN"/></text:p></text:note-body></text:note></text:span></text:p>
      <text:p text:style-name="P44"><text:span text:style-name="T54"/></text:p>
      <text:p text:style-name="P23"><text:span text:style-name="T36">Giladi admits that these passages do </text:span><text:span text:style-name="T7">prima facie</text:span><text:span text:style-name="T36"> seem to show that Hegel’s </text:span><text:span text:style-name="T7">Philosophy of Nature</text:span><text:span text:style-name="T36"> amounts to a kind of supernaturalism. But he cautions us that Gardner is framing his view of the issue to force us into choosing either side of a deliberately constructed dichotomy. Gardner is </text:span><text:soft-page-break/><text:span text:style-name="T36">concerned to interpret Hegel along the same lines as Charles Taylor. Taylor argued that </text:span><text:span text:style-name="T7">because</text:span><text:span text:style-name="T36"> Hegel is clearly metaphysical in passages such as these, and </text:span><text:span text:style-name="T7">because </text:span><text:span text:style-name="T36">post-Kantian metaphysics represented a revolution in philosophy that accepted the neo-Humean account of the space of nature, Hegel’s </text:span><text:span text:style-name="T7">Philosophy of Nature </text:span><text:span text:style-name="T36">must therefore be a crazy kind of supernaturalism. Gardner wants to argue that the only way you can accept the force of Hegel’s </text:span><text:span text:style-name="T7">Philosophy of Nature </text:span><text:span text:style-name="T36">is that is is a kind of supernaturalism, because the only picture of the space of nature than you can have </text:span><text:span text:style-name="T55">is the disenchanted kind.</text:span><text:span text:style-name="T55"><text:note text:id="ftn12" text:note-class="footnote"><text:note-citation>13</text:note-citation><text:note-body><text:p text:style-name="Footnote"><text:reference-mark-start text:name="ZOTERO_ITEM CSL_CITATION {&quot;citationID&quot;:&quot;bR83MXTu&quot;,&quot;properties&quot;:{&quot;formattedCitation&quot;:&quot;{\\rtf Sebastian Gardner, \\uc0\\u8216{}The Limits of Naturalism and the Metaphysics of German Idealism\\uc0\\u8217{} in Espen Hammer (ed), {\\i{}German Idealism: Contemporary Perspectives} (Routledge, 2007) 19.}&quot;,&quot;plainCitation&quot;:&quot;Sebastian Gardner, ‘The Limits of Naturalism and the Metaphysics of German Idealism’ in Espen Hammer (ed), German Idealism: Contemporary Perspectives (Routledge, 2007) 19.&quot;},&quot;citationItems&quot;:[{&quot;id&quot;:115,&quot;uris&quot;:[&quot;http://zotero.org/users/2391293/items/EPIDCT9P&quot;],&quot;uri&quot;:[&quot;http://zotero.org/users/2391293/items/EPIDCT9P&quot;],&quot;itemData&quot;:{&quot;id&quot;:115,&quot;type&quot;:&quot;chapter&quot;,&quot;title&quot;:&quot;The Limits of Naturalism and the Metaphysics of German Idealism&quot;,&quot;container-title&quot;:&quot;German Idealism: Contemporary Perspectives&quot;,&quot;publisher&quot;:&quot;Routledge&quot;,&quot;page&quot;:&quot;19-49&quot;,&quot;author&quot;:[{&quot;family&quot;:&quot;Gardner&quot;,&quot;given&quot;:&quot;Sebastian&quot;}],&quot;editor&quot;:[{&quot;family&quot;:&quot;Hammer&quot;,&quot;given&quot;:&quot;Espen&quot;}],&quot;issued&quot;:{&quot;date-parts&quot;:[[&quot;2007&quot;]]}}}],&quot;schema&quot;:&quot;https://github.com/citation-style-language/schema/raw/master/csl-citation.json&quot;} RNDSTXQRS62YG"/><text:span text:style-name="T72">Sebastian Gardner, ‘The Limits of Naturalism and the Metaphysics of German Idealism’ in Espen Hammer (ed), </text:span><text:span text:style-name="T73">German Idealism: Contemporary Perspectives</text:span><text:span text:style-name="T72"> (Routledge, 2007) 19.</text:span><text:reference-mark-end text:name="ZOTERO_ITEM CSL_CITATION {&quot;citationID&quot;:&quot;bR83MXTu&quot;,&quot;properties&quot;:{&quot;formattedCitation&quot;:&quot;{\\rtf Sebastian Gardner, \\uc0\\u8216{}The Limits of Naturalism and the Metaphysics of German Idealism\\uc0\\u8217{} in Espen Hammer (ed), {\\i{}German Idealism: Contemporary Perspectives} (Routledge, 2007) 19.}&quot;,&quot;plainCitation&quot;:&quot;Sebastian Gardner, ‘The Limits of Naturalism and the Metaphysics of German Idealism’ in Espen Hammer (ed), German Idealism: Contemporary Perspectives (Routledge, 2007) 19.&quot;},&quot;citationItems&quot;:[{&quot;id&quot;:115,&quot;uris&quot;:[&quot;http://zotero.org/users/2391293/items/EPIDCT9P&quot;],&quot;uri&quot;:[&quot;http://zotero.org/users/2391293/items/EPIDCT9P&quot;],&quot;itemData&quot;:{&quot;id&quot;:115,&quot;type&quot;:&quot;chapter&quot;,&quot;title&quot;:&quot;The Limits of Naturalism and the Metaphysics of German Idealism&quot;,&quot;container-title&quot;:&quot;German Idealism: Contemporary Perspectives&quot;,&quot;publisher&quot;:&quot;Routledge&quot;,&quot;page&quot;:&quot;19-49&quot;,&quot;author&quot;:[{&quot;family&quot;:&quot;Gardner&quot;,&quot;given&quot;:&quot;Sebastian&quot;}],&quot;editor&quot;:[{&quot;family&quot;:&quot;Hammer&quot;,&quot;given&quot;:&quot;Espen&quot;}],&quot;issued&quot;:{&quot;date-parts&quot;:[[&quot;2007&quot;]]}}}],&quot;schema&quot;:&quot;https://github.com/citation-style-language/schema/raw/master/csl-citation.json&quot;} RNDSTXQRS62YG"/></text:p></text:note-body></text:note></text:span><text:span text:style-name="T55"> </text:span><text:span text:style-name="T56">Gardner would argue that the only way you can structure the categories of McDowell’s metaphysical argument would be along Kantian lines, with the space of reasons situated </text:span><text:span text:style-name="T17">outside</text:span><text:span text:style-name="T56"> the space of nature, but nevertheless being </text:span><text:span text:style-name="T17">real</text:span><text:span text:style-name="T56">.</text:span></text:p>
      <text:p text:style-name="P23"><text:span text:style-name="T56"/></text:p>
      <text:p text:style-name="P24"><text:span text:style-name="T56">G</text:span><text:span text:style-name="T36">iladi argues rightly that this is a false dichotomy. The choice that Gardner is trying to force us to make about how to interpret Hegel’s </text:span><text:span text:style-name="T7">Philosophy of Nature</text:span><text:span text:style-name="T36"> is being carefully controlled, and there are in fact more that two paths we can take in order to understand Hegel’s system. </text:span><text:span text:style-name="T57">Giladi writes:</text:span></text:p>
      <text:p text:style-name="P24"><text:span text:style-name="T57"/></text:p>
      <text:p text:style-name="P45"><text:span text:style-name="T57">… I think Gardner’s way of framing the debate, namely as a debate between supernaturalist readings of Hegel and entirely </text:span><text:span text:style-name="T18">non-metaphysical</text:span><text:span text:style-name="T57"> readings of Hegel, is not entirely accurate. Instead of asking the question ‘Why prefer, the deflationary Hegelian asks, the supernaturalistic extravagance of a Spirit that quasi-theistically creates nature, to the perhaps awkward but considerably more modest and much less incredible notion of normativity’s self institution’,</text:span><text:span text:style-name="T57"><text:note text:id="ftn13" text:note-class="footnote"><text:note-citation>14</text:note-citation><text:note-body><text:p text:style-name="Footnote"><text:reference-mark-start text:name="ZOTERO_ITEM CSL_CITATION {&quot;citationID&quot;:&quot;KMW3sJMr&quot;,&quot;properties&quot;:{&quot;formattedCitation&quot;:&quot;Ibid 39.&quot;,&quot;plainCitation&quot;:&quot;Ibid 39.&quot;},&quot;citationItems&quot;:[{&quot;id&quot;:115,&quot;uris&quot;:[&quot;http://zotero.org/users/2391293/items/EPIDCT9P&quot;],&quot;uri&quot;:[&quot;http://zotero.org/users/2391293/items/EPIDCT9P&quot;],&quot;itemData&quot;:{&quot;id&quot;:115,&quot;type&quot;:&quot;chapter&quot;,&quot;title&quot;:&quot;The Limits of Naturalism and the Metaphysics of German Idealism&quot;,&quot;container-title&quot;:&quot;German Idealism: Contemporary Perspectives&quot;,&quot;publisher&quot;:&quot;Routledge&quot;,&quot;page&quot;:&quot;19-49&quot;,&quot;author&quot;:[{&quot;family&quot;:&quot;Gardner&quot;,&quot;given&quot;:&quot;Sebastian&quot;}],&quot;editor&quot;:[{&quot;family&quot;:&quot;Hammer&quot;,&quot;given&quot;:&quot;Espen&quot;}],&quot;issued&quot;:{&quot;date-parts&quot;:[[&quot;2007&quot;]]}},&quot;locator&quot;:&quot;39&quot;}],&quot;schema&quot;:&quot;https://github.com/citation-style-language/schema/raw/master/csl-citation.json&quot;} RNDtOBH03eDH3"/>Ibid 39.<text:reference-mark-end text:name="ZOTERO_ITEM CSL_CITATION {&quot;citationID&quot;:&quot;KMW3sJMr&quot;,&quot;properties&quot;:{&quot;formattedCitation&quot;:&quot;Ibid 39.&quot;,&quot;plainCitation&quot;:&quot;Ibid 39.&quot;},&quot;citationItems&quot;:[{&quot;id&quot;:115,&quot;uris&quot;:[&quot;http://zotero.org/users/2391293/items/EPIDCT9P&quot;],&quot;uri&quot;:[&quot;http://zotero.org/users/2391293/items/EPIDCT9P&quot;],&quot;itemData&quot;:{&quot;id&quot;:115,&quot;type&quot;:&quot;chapter&quot;,&quot;title&quot;:&quot;The Limits of Naturalism and the Metaphysics of German Idealism&quot;,&quot;container-title&quot;:&quot;German Idealism: Contemporary Perspectives&quot;,&quot;publisher&quot;:&quot;Routledge&quot;,&quot;page&quot;:&quot;19-49&quot;,&quot;author&quot;:[{&quot;family&quot;:&quot;Gardner&quot;,&quot;given&quot;:&quot;Sebastian&quot;}],&quot;editor&quot;:[{&quot;family&quot;:&quot;Hammer&quot;,&quot;given&quot;:&quot;Espen&quot;}],&quot;issued&quot;:{&quot;date-parts&quot;:[[&quot;2007&quot;]]}},&quot;locator&quot;:&quot;39&quot;}],&quot;schema&quot;:&quot;https://github.com/citation-style-language/schema/raw/master/csl-citation.json&quot;} RNDtOBH03eDH3"/></text:p></text:note-body></text:note></text:span><text:span text:style-name="T57"> we should ask the following question, ‘Why think that the only options available to us are either metaphyisco-theology of the crazy platonist sort, or the non-metaphysical and purely socio-historical analysis of the grounding of normativity?’</text:span><text:span text:style-name="T57"><text:note text:id="ftn14" text:note-class="footnote"><text:note-citation>15</text:note-citation><text:note-body><text:p text:style-name="Footnote"><text:reference-mark-start text:name="ZOTERO_ITEM CSL_CITATION {&quot;citationID&quot;:&quot;dhg7Uoc4&quot;,&quot;properties&quot;:{&quot;formattedCitation&quot;:&quot;Giladi, above n 5, 252.&quot;,&quot;plainCitation&quot;:&quot;Giladi, above n 5, 252.&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2&quot;}],&quot;schema&quot;:&quot;https://github.com/citation-style-language/schema/raw/master/csl-citation.json&quot;} RNDObCuhcyVAx"/>Giladi, above n 5, 252.<text:reference-mark-end text:name="ZOTERO_ITEM CSL_CITATION {&quot;citationID&quot;:&quot;dhg7Uoc4&quot;,&quot;properties&quot;:{&quot;formattedCitation&quot;:&quot;Giladi, above n 5, 252.&quot;,&quot;plainCitation&quot;:&quot;Giladi, above n 5, 252.&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2&quot;}],&quot;schema&quot;:&quot;https://github.com/citation-style-language/schema/raw/master/csl-citation.json&quot;} RNDObCuhcyVAx"/></text:p></text:note-body></text:note></text:span></text:p>
      <text:p text:style-name="P45"><text:span text:style-name="T57"/></text:p>
      <text:p text:style-name="P25"><text:span text:style-name="T36">In fact Hegel writes to explicitly </text:span><text:span text:style-name="T7">denounce</text:span><text:span text:style-name="T36"> supernaturalism, and in addition to the fact that w</text:span><text:span text:style-name="T59">e</text:span><text:span text:style-name="T36"> have seen in Chapter 2 that the exclusive choice between neo-Humeanism and Kantianism is an illusory one, there is conclusive textual evidence to support the idea that Hegel is </text:span><text:span text:style-name="T7">not</text:span><text:span text:style-name="T36"> committed to supernaturalism. Giladi writes that what Hegel is </text:span><text:span text:style-name="T7">in fact</text:span><text:span text:style-name="T36"> doing is, first, “</text:span><text:span text:style-name="T7">acknowledging</text:span><text:span text:style-name="T36"> that Kant had successfully destroyed traditional </text:span><text:span text:style-name="T58">[</text:span><text:span text:style-name="T36">“dogmatic”</text:span><text:span text:style-name="T58">]</text:span><text:span text:style-name="T36"> metaphysics”, </text:span><text:span text:style-name="T58">and second, “</text:span><text:span text:style-name="T19">avoiding</text:span><text:span text:style-name="T58"> a conception of metaphysics that is </text:span><text:span text:style-name="T19">post-</text:span><text:span text:style-name="T58">Kantian yet </text:span><text:span text:style-name="T19">not robust</text:span><text:span text:style-name="T58">”.</text:span><text:span text:style-name="T58"><text:note text:id="ftn15" text:note-class="footnote"><text:note-citation>16</text:note-citation><text:note-body><text:p text:style-name="Footnote"><text:reference-mark-start text:name="ZOTERO_ITEM CSL_CITATION {&quot;citationID&quot;:&quot;ttm5TUCA&quot;,&quot;properties&quot;:{&quot;formattedCitation&quot;:&quot;Ibid 253.&quot;,&quot;plainCitation&quot;:&quot;Ibid 253.&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3&quot;}],&quot;schema&quot;:&quot;https://github.com/citation-style-language/schema/raw/master/csl-citation.json&quot;} RND6G3DUE8O8I"/>Ibid 253.<text:reference-mark-end text:name="ZOTERO_ITEM CSL_CITATION {&quot;citationID&quot;:&quot;ttm5TUCA&quot;,&quot;properties&quot;:{&quot;formattedCitation&quot;:&quot;Ibid 253.&quot;,&quot;plainCitation&quot;:&quot;Ibid 253.&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3&quot;}],&quot;schema&quot;:&quot;https://github.com/citation-style-language/schema/raw/master/csl-citation.json&quot;} RND6G3DUE8O8I"/></text:p></text:note-body></text:note></text:span><text:span text:style-name="T58"> Giladi draws our attention to a passage from Hegel’s </text:span><text:span text:style-name="T19">Encyclopaedia Logic</text:span><text:span text:style-name="T58"> in a footnote to support this idea. In this passage Hegel argues that the choice we have as philosophers is not to choose between crazy metaphysical or deflationary </text:span><text:span text:style-name="T19">non-</text:span><text:span text:style-name="T58">metaphysical systems of thought, but </text:span><text:span text:style-name="T19">robust and critical</text:span><text:span text:style-name="T58"> metaphysical systems of thought:</text:span></text:p>
      <text:p text:style-name="P25"><text:span text:style-name="T58"/></text:p>
      <text:p text:style-name="P46"><text:span text:style-name="T36">Newton gave physics an express warning to beware of metaphysics … but, to his honour be it said, he did not by any means obey his own warning. The only mere physicists are the animals: they alone do not think: while man is a thinking being and a born metaphysician. The real question is not whether we shall apply metaphysics, but whether our metaphysics [is] of the right kind: in other words, whether we are not … adopting one-sided forms of thought, rigidly fixed by understanding, and making these the basis of our theoretical as well as our practical work.</text:span><text:span text:style-name="T36"><text:note text:id="ftn16" text:note-class="footnote"><text:note-citation>17</text:note-citation><text:note-body><text:p text:style-name="Footnote"><text:reference-mark-start text:name="ZOTERO_ITEM CSL_CITATION {&quot;citationID&quot;:&quot;6azeSSM7&quot;,&quot;properties&quot;:{&quot;formattedCitation&quot;:&quot;{\\rtf GWF Hegel, {\\i{}The Encyclopedia Logic (Part One of the Encyclopedia of Philosophical Sciences)} (Hackett, 1991) 144; Giladi, above n 5, 265\\uc0\\u8211{}266.}&quot;,&quot;plainCitation&quot;:&quot;GWF Hegel, The Encyclopedia Logic (Part One of the Encyclopedia of Philosophical Sciences) (Hackett, 1991) 144; Giladi, above n 5, 265–266.&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144&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65-266&quot;}],&quot;schema&quot;:&quot;https://github.com/citation-style-language/schema/raw/master/csl-citation.json&quot;} RND5hnCWk3NJk"/><text:span text:style-name="T72">GWF Hegel, </text:span><text:span text:style-name="T73">The Encyclopedia Logic (Part One of the Encyclopedia of Philosophical Sciences)</text:span><text:span text:style-name="T72"> (Hackett, 1991) 144; Giladi, above n 5, 265–266.</text:span><text:reference-mark-end text:name="ZOTERO_ITEM CSL_CITATION {&quot;citationID&quot;:&quot;6azeSSM7&quot;,&quot;properties&quot;:{&quot;formattedCitation&quot;:&quot;{\\rtf GWF Hegel, {\\i{}The Encyclopedia Logic (Part One of the Encyclopedia of Philosophical Sciences)} (Hackett, 1991) 144; Giladi, above n 5, 265\\uc0\\u8211{}266.}&quot;,&quot;plainCitation&quot;:&quot;GWF Hegel, The Encyclopedia Logic (Part One of the Encyclopedia of Philosophical Sciences) (Hackett, 1991) 144; Giladi, above n 5, 265–266.&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144&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65-266&quot;}],&quot;schema&quot;:&quot;https://github.com/citation-style-language/schema/raw/master/csl-citation.json&quot;} RND5hnCWk3NJk"/></text:p></text:note-body></text:note></text:span></text:p>
      <text:p text:style-name="P46"><text:span text:style-name="T36"/></text:p>
      <text:p text:style-name="P26"><text:span text:style-name="T36">Giladi provides the textual evidence for the case that Hegel explicitly </text:span><text:span text:style-name="T7">rejects</text:span><text:span text:style-name="T36"> supernaturalism:</text:span></text:p>
      <text:p text:style-name="P26"><text:span text:style-name="T36"/></text:p>
      <text:p text:style-name="P46"><text:span text:style-name="T36">… firstly, Hegel is staunchly opposed to the </text:span><text:span text:style-name="T7">ontological</text:span><text:span text:style-name="T36"> commitments of supernaturalism. He idea of viewing the natural realm as ontologically dependent on the activity of some </text:span><text:soft-page-break/><text:span text:style-name="T36">supra-individual mind is something that Hegel rejects as a doctrine of “utter foolishness”. </text:span><text:span text:style-name="T59">Indeed, in dismissing spirit monism in such a manner[, Charles Taylor’s and Gardner’s interpretation of Hegel,] Hegel can be read as rejecting the basic idea of supernaturalism and the transcendent: for, in the Preface to the </text:span><text:span text:style-name="T20">Phenomenology</text:span><text:span text:style-name="T59">, Hegel makes it very clear that anything transcendent/super-empirical/supernatural must be rejected, cf. SS 9-10. The argument Hegel offers is not simple, but the general idea is that one should not posit the supernatural, because such ‘edification’ does not conform to the standards of science, the most critical and rigorous form of thought. … That he also labels some kind of supernaturalism ‘obscurantism’ in these sections goes some </text:span><text:span text:style-name="T60">way to illustrating his fundamental opposition to transcendent metaphysics. Secondly, an additional source of philosophical objections to supernaturalism … can be found in the famous section of the </text:span><text:span text:style-name="T21">Phenomenology </text:span><text:span text:style-name="T60">where Hegel offers his polemical ‘Inverted World’ critique, which I take to signify a systematic expression of his rejection of the transcendent.</text:span><text:span text:style-name="T60"><text:note text:id="ftn17" text:note-class="footnote"><text:note-citation>18</text:note-citation><text:note-body><text:p text:style-name="Footnote"><text:reference-mark-start text:name="ZOTERO_ITEM CSL_CITATION {&quot;citationID&quot;:&quot;mHGsWWDI&quot;,&quot;properties&quot;:{&quot;formattedCitation&quot;:&quot;Giladi, above n 5, 253.&quot;,&quot;plainCitation&quot;:&quot;Giladi, above n 5, 253.&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3&quot;}],&quot;schema&quot;:&quot;https://github.com/citation-style-language/schema/raw/master/csl-citation.json&quot;} RNDQoi7UwPL9w"/>Giladi, above n 5, 253.<text:reference-mark-end text:name="ZOTERO_ITEM CSL_CITATION {&quot;citationID&quot;:&quot;mHGsWWDI&quot;,&quot;properties&quot;:{&quot;formattedCitation&quot;:&quot;Giladi, above n 5, 253.&quot;,&quot;plainCitation&quot;:&quot;Giladi, above n 5, 253.&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3&quot;}],&quot;schema&quot;:&quot;https://github.com/citation-style-language/schema/raw/master/csl-citation.json&quot;} RNDQoi7UwPL9w"/></text:p></text:note-body></text:note></text:span></text:p>
      <text:p text:style-name="P46"><text:span text:style-name="T60"/></text:p>
      <text:p text:style-name="P27"><text:span text:style-name="T36">What Hegel means by “science” in Giladi’s above passage is what we described in the first chapter as “critical” philosophy. Critical philosophy represents the same thing for Hegel as it does McDowell: systematic accounts and explanations of the world that can explain and justify their own conceptual toolkit </text:span><text:span text:style-name="T7">with</text:span><text:span text:style-name="T36"> their own conceptual toolkit. Hegel takes supernaturalism to be dogmatic, and uncritical, in that it cannot explain its own conceptual framework </text:span><text:span text:style-name="T7">with its own conceptual framework</text:span><text:span text:style-name="T36">. Supernaturalism arrives at its conclusions from the outside. </text:span><text:span text:style-name="T61">Hegel’s </text:span><text:span text:style-name="T22">Philosophy of Nature</text:span><text:span text:style-name="T61">, despite the fact that it prima facie </text:span><text:span text:style-name="T22">appears</text:span><text:span text:style-name="T61"> to introduce the principle of absolute negation from the outside of the system, is in fact a “science”, a “critical metaphysics” or philosophy.</text:span></text:p>
      <text:p text:style-name="P27"><text:span text:style-name="T36"/></text:p>
      <text:p text:style-name="P36"><text:span text:style-name="T36">B<text:tab/></text:span><text:span text:style-name="T7">Hegel’s</text:span><text:span text:style-name="T36"> Philosophy of Nature </text:span><text:span text:style-name="T7">as a Critical, Liberal Naturalist Philosophy</text:span></text:p>
      <text:p text:style-name="P28"><text:span text:style-name="T36"/></text:p>
      <text:p text:style-name="P28"><text:span text:style-name="T36">Giladi argues that we can </text:span><text:span text:style-name="T61">explain how this is true</text:span><text:span text:style-name="T36">. </text:span><text:span text:style-name="T61">We can go further than just explaining that Hegel explicitly rejects supernaturalism, and we can secure that the </text:span><text:span text:style-name="T22">Philosophy of Nature </text:span><text:span text:style-name="T61">is in fact non-dogmatic and critical. </text:span><text:span text:style-name="T36">Gardner, </text:span><text:span text:style-name="T63">however,</text:span><text:span text:style-name="T36"> feels that </text:span><text:span text:style-name="T7">even if</text:span><text:span text:style-name="T36"> Giladi can point to this textual evidence that Hegel is not committed to picturing human normativity as supernatural, </text:span><text:span text:style-name="T7">he</text:span><text:span text:style-name="T36"> can still provide </text:span><text:span text:style-name="T7">further</text:span><text:span text:style-name="T36"> textual evidence that Hegel’s </text:span><text:span text:style-name="T7">Philosophy of Nature</text:span><text:span text:style-name="T36"> amounts to supernaturalism. The following passage from Hegel’s </text:span><text:span text:style-name="T7">Science of Logic </text:span><text:span text:style-name="T36">could be used by Gardner as evidence that Hegel’s metaphysics </text:span><text:span text:style-name="T7">does</text:span><text:span text:style-name="T36"> amount to a kind of supernaturalism:</text:span></text:p>
      <text:p text:style-name="P28"><text:span text:style-name="T36"/></text:p>
      <text:p text:style-name="P47"><text:span text:style-name="T36">Ancient metaphysics had in this respect a higher conception of thinking than is current today. For it based itself on the fact that the knowledge of things obtained through thinking is alone what is really true in them, that is, </text:span><text:span text:style-name="T61">things not in their immediacy but as first raised into the form of through, as things thought. Thus this metaphysics believed that thinking (and its determinations) is not anything alien to the object, but rather is its essential nature, or that things and the thinking of them—our language too expresses their kinship—are explicitly in full agreement, thinking in its immanent determinations and the true nature of things forming one and the same content. But reflective understanding took possession of philosophy … Directed against reason, it behaves as ordinary common sense and imposes its view that truth rests on sensuous reality, that thought are only thoughts, meaning that it is sense perception which which first gives them filling and reality and that reason left to its own resources engenders only figments of the brain. In this self-renunciation on the part of reason, the Notion of truth is lost; it is limited to knowing only subjective truth, phenomena, appearances, only something to which the nature of the object itself does not correspond: knowing has lapsed into opinion.</text:span><text:span text:style-name="T61"><text:note text:id="ftn18" text:note-class="footnote"><text:note-citation>19</text:note-citation><text:note-body><text:p text:style-name="Footnote"><text:reference-mark-start text:name="ZOTERO_ITEM CSL_CITATION {&quot;citationID&quot;:&quot;FLpB6Pbp&quot;,&quot;properties&quot;:{&quot;formattedCitation&quot;:&quot;{\\rtf GWF Hegel, {\\i{}Science of Logic} (George Allen &amp; Unwin, 1969) 45\\uc0\\u8211{}46.}&quot;,&quot;plainCitation&quot;:&quot;GWF Hegel, Science of Logic (George Allen &amp; Unwin, 1969) 45–46.&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45-46&quot;}],&quot;schema&quot;:&quot;https://github.com/citation-style-language/schema/raw/master/csl-citation.json&quot;} RNDw0gIhgDAXB"/><text:span text:style-name="T72">GWF Hegel, </text:span><text:span text:style-name="T73">Science of Logic</text:span><text:span text:style-name="T72"> (George Allen &amp; Unwin, 1969) 45–46.</text:span><text:reference-mark-end text:name="ZOTERO_ITEM CSL_CITATION {&quot;citationID&quot;:&quot;FLpB6Pbp&quot;,&quot;properties&quot;:{&quot;formattedCitation&quot;:&quot;{\\rtf GWF Hegel, {\\i{}Science of Logic} (George Allen &amp; Unwin, 1969) 45\\uc0\\u8211{}46.}&quot;,&quot;plainCitation&quot;:&quot;GWF Hegel, Science of Logic (George Allen &amp; Unwin, 1969) 45–46.&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45-46&quot;}],&quot;schema&quot;:&quot;https://github.com/citation-style-language/schema/raw/master/csl-citation.json&quot;} RNDw0gIhgDAXB"/></text:p></text:note-body></text:note></text:span></text:p>
      <text:p text:style-name="P47"><text:span text:style-name="T61"/></text:p>
      <text:p text:style-name="P29"><text:soft-page-break/><text:span text:style-name="T61">D</text:span><text:span text:style-name="T36">espite what Gardner may argue, this passage does not in fact prove that the </text:span><text:span text:style-name="T7">Philosophy of Nature</text:span><text:span text:style-name="T36"> amounts to supernaturalism. It merely means that ancient consciousness represents and improvement on bald naturalism (what Giladi labels “positivism/scientism”) because it understood the world as comprising ideal entities. These ideal entities help give rational order, structure, and unity to the content of our experience. We can’t perceive these entities with our sensory organs but they are still there. The ideal entities of both Hegel’s system and of ancient system of philosophy help “ground” particulars, and help explain how they fit into the universe as a unified world. As Giladi says, </text:span></text:p>
      <text:p text:style-name="P29"><text:span text:style-name="T36"/></text:p>
      <text:p text:style-name="P48"><text:span text:style-name="T36">… ideal kinds, such as universals and laws of nature, are part and parcel components of reality that require us to identify certain properties of the world that are more basic than immediately observable sensible properties.</text:span><text:span text:style-name="T36"><text:note text:id="ftn19" text:note-class="footnote"><text:note-citation>20</text:note-citation><text:note-body><text:p text:style-name="Footnote"><text:reference-mark-start text:name="ZOTERO_ITEM CSL_CITATION {&quot;citationID&quot;:&quot;w4Lr7ob4&quot;,&quot;properties&quot;:{&quot;formattedCitation&quot;:&quot;Giladi, above n 5, 254.&quot;,&quot;plainCitation&quot;:&quot;Giladi, above n 5, 254.&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4&quot;}],&quot;schema&quot;:&quot;https://github.com/citation-style-language/schema/raw/master/csl-citation.json&quot;} RNDGoW0sHs9Hb"/>Giladi, above n 5, 254.<text:reference-mark-end text:name="ZOTERO_ITEM CSL_CITATION {&quot;citationID&quot;:&quot;w4Lr7ob4&quot;,&quot;properties&quot;:{&quot;formattedCitation&quot;:&quot;Giladi, above n 5, 254.&quot;,&quot;plainCitation&quot;:&quot;Giladi, above n 5, 254.&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4&quot;}],&quot;schema&quot;:&quot;https://github.com/citation-style-language/schema/raw/master/csl-citation.json&quot;} RNDGoW0sHs9Hb"/></text:p></text:note-body></text:note></text:span></text:p>
      <text:p text:style-name="P48"><text:span text:style-name="T36"/></text:p>
      <text:p text:style-name="P29"><text:span text:style-name="T36">Like Giladi says, this doesn’t mean that Hegel takes ideal entities issue forth from some supernatural faculty in the human mind, or that they enter into the universe from some super-empirical, transcendental place, it means that like McDowell in his epistemological argument, Hegel takes the content of the world to be fundamentally permeated with concepts. For Hegel, as with McDowell, the fact that the universe is intelligible at all means that the content of the world must be conceptual:</text:span></text:p>
      <text:p text:style-name="P29"><text:span text:style-name="T36"/></text:p>
      <text:p text:style-name="P48"><text:span text:style-name="T36">… </text:span><text:span text:style-name="T62">it … means that a discursive consciousness, which takes concepts to be the principal (and in fact, only) means of cognising objects, must go beyond an epistemic framework which has a narrow/thin conception of </text:span><text:span text:style-name="T23">thought</text:span><text:span text:style-name="T62"> and </text:span><text:span text:style-name="T23">experience</text:span><text:span text:style-name="T62">: taking Kant’s famous idea that there is no workable distinction between immediacy and mediated experience, given the universal presence of concepts in </text:span><text:span text:style-name="T23">all</text:span><text:span text:style-name="T62"> cognitive levels, both in judgement and in intuition[, what McDowell renames the faculties of spontaneity and receptivity,] Hegel should be read as offering a critique of conservative naturalism’s apparently narrow view of nature and our experience of it.</text:span><text:span text:style-name="T62"><text:note text:id="ftn20" text:note-class="footnote"><text:note-citation>21</text:note-citation><text:note-body><text:p text:style-name="Footnote"><text:reference-mark-start text:name="ZOTERO_ITEM CSL_CITATION {&quot;citationID&quot;:&quot;3KKBtgDD&quot;,&quot;properties&quot;:{&quot;formattedCitation&quot;:&quot;Ibid.&quot;,&quot;plainCitation&quot;:&quot;Ibid.&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4&quot;}],&quot;schema&quot;:&quot;https://github.com/citation-style-language/schema/raw/master/csl-citation.json&quot;} RNDGFR5lCAUzt"/>Ibid.<text:reference-mark-end text:name="ZOTERO_ITEM CSL_CITATION {&quot;citationID&quot;:&quot;3KKBtgDD&quot;,&quot;properties&quot;:{&quot;formattedCitation&quot;:&quot;Ibid.&quot;,&quot;plainCitation&quot;:&quot;Ibid.&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4&quot;}],&quot;schema&quot;:&quot;https://github.com/citation-style-language/schema/raw/master/csl-citation.json&quot;} RNDGFR5lCAUzt"/></text:p></text:note-body></text:note></text:span></text:p>
      <text:p text:style-name="P48"><text:span text:style-name="T62"/></text:p>
      <text:p text:style-name="P30"><text:span text:style-name="T62">T</text:span><text:span text:style-name="T36">his explains the first step towards explaining how Hegel’s </text:span><text:span text:style-name="T7">Philosophy of Nature</text:span><text:span text:style-name="T36"> is </text:span><text:span text:style-name="T7">not </text:span><text:span text:style-name="T36">supernatural, and is </text:span><text:span text:style-name="T7">not</text:span><text:span text:style-name="T36"> uncritical and dogmatic. The space of reasons spreads to every part of the space of nature, however thin and however unsuccessful in its bid to concretise the principle of absolute negation, because like McDowell, Hegel has a richer, broader conception of human experience. </text:span><text:span text:style-name="T64">I take Hegel’s position to mean that i</text:span><text:span text:style-name="T36">f the realm of law is to be made intelligible to parts of the space of concepts that possess meaning, it must be, however defectively and unsuccessfully, integrated into the space of reasons. This is a very subtle and complex conception of nature. Like I argued at the end of the last chapter, the realm of law is still allowed autonomy and independence within the space of concepts because </text:span><text:span text:style-name="T64">it doesn’t fully integrate into the space of reasons. Hegel is not rejecting naturalism out of hand, he is only rejecting more narrow, more conservative versions of naturalism.</text:span></text:p>
      <text:p text:style-name="P30"><text:span text:style-name="T64"/></text:p>
      <text:p text:style-name="P31"><text:span text:style-name="T64">G</text:span><text:span text:style-name="T36">iladi writes</text:span><text:span text:style-name="T36"><text:note text:id="ftn21" text:note-class="footnote"><text:note-citation>22</text:note-citation><text:note-body><text:p text:style-name="Footnote"><text:reference-mark-start text:name="ZOTERO_ITEM CSL_CITATION {&quot;citationID&quot;:&quot;q7duXzBo&quot;,&quot;properties&quot;:{&quot;formattedCitation&quot;:&quot;Ibid 255.&quot;,&quot;plainCitation&quot;:&quot;Ibid 255.&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5xKIqjVBmJ"/>Ibid 255.<text:reference-mark-end text:name="ZOTERO_ITEM CSL_CITATION {&quot;citationID&quot;:&quot;q7duXzBo&quot;,&quot;properties&quot;:{&quot;formattedCitation&quot;:&quot;Ibid 255.&quot;,&quot;plainCitation&quot;:&quot;Ibid 255.&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5xKIqjVBmJ"/></text:p></text:note-body></text:note></text:span><text:span text:style-name="T36"> that “support for this way of understanding Hegel’s subtle position can be found by looking at the following passage” from Hegel’s </text:span><text:span text:style-name="T7">Encyclopaedia Logic</text:span><text:span text:style-name="T36">:</text:span></text:p>
      <text:p text:style-name="P31"><text:span text:style-name="T36"/></text:p>
      <text:p text:style-name="P49"><text:span text:style-name="T36">Nature offers us an infinite mass of singular shapes and appearances. We feel the need to bring unity to this manifold; therefore, we compare them and seek to [re]cognise what is universal in each of them. Individuals are born and pass away; in them their kind is what abides, what recurs in all of them; and it is only present for us when we think about them. This is where laws, e.g. the laws of the motion of heavenly bodies, belong too. We see the </text:span><text:soft-page-break/><text:span text:style-name="T36">stars in one place today and in another tomorrow; this disorder is for the spirit something incongruous, and not to be trusted, since the spirit believes in an order, a simple, constant and universal determination [of things]. This is the faith in which the spirit has directed its [reflective] thinking upon phenomena, and has come to know their laws, establishing the motion of the heavenly bodies in a universal manner, so that every change of position can be determined and [re]cognised on the basis of this law … From all these examples we may gather how, in thinking about things, we always seek what is fixed, persisting, and inwardly determined, and what governs the particular. This universal cannot be grasped by means of the senses, and it counts as what is essential and true.</text:span><text:span text:style-name="T36"><text:note text:id="ftn22" text:note-class="footnote"><text:note-citation>23</text:note-citation><text:note-body><text:p text:style-name="Footnote"><text:reference-mark-start text:name="ZOTERO_ITEM CSL_CITATION {&quot;citationID&quot;:&quot;78Ax08It&quot;,&quot;properties&quot;:{&quot;formattedCitation&quot;:&quot;Hegel, above n 17, 53.&quot;,&quot;plainCitation&quot;:&quot;Hegel, above n 17, 53.&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3&quot;}],&quot;schema&quot;:&quot;https://github.com/citation-style-language/schema/raw/master/csl-citation.json&quot;} RNDVuZnE0Lh9V"/>Hegel, above n 17, 53.<text:reference-mark-end text:name="ZOTERO_ITEM CSL_CITATION {&quot;citationID&quot;:&quot;78Ax08It&quot;,&quot;properties&quot;:{&quot;formattedCitation&quot;:&quot;Hegel, above n 17, 53.&quot;,&quot;plainCitation&quot;:&quot;Hegel, above n 17, 53.&quot;},&quot;citationItems&quot;:[{&quot;id&quot;:247,&quot;uris&quot;:[&quot;http://zotero.org/users/2391293/items/4KSRJ6U2&quot;],&quot;uri&quot;:[&quot;http://zotero.org/users/2391293/items/4KSRJ6U2&quot;],&quot;itemData&quot;:{&quot;id&quot;:247,&quot;type&quot;:&quot;book&quot;,&quot;title&quot;:&quot;The Encyclopedia Logic (Part One of the Encyclopedia of Philosophical Sciences)&quot;,&quot;publisher&quot;:&quot;Hackett&quot;,&quot;publisher-place&quot;:&quot;Indianapolis&quot;,&quot;event-place&quot;:&quot;Indianapolis&quot;,&quot;author&quot;:[{&quot;family&quot;:&quot;Hegel&quot;,&quot;given&quot;:&quot;G. W. F.&quot;}],&quot;translator&quot;:[{&quot;family&quot;:&quot;Geraets&quot;,&quot;given&quot;:&quot;T.F.&quot;},{&quot;family&quot;:&quot;Suchting&quot;,&quot;given&quot;:&quot;W. A.&quot;},{&quot;family&quot;:&quot;Harris&quot;,&quot;given&quot;:&quot;H. S.&quot;}],&quot;issued&quot;:{&quot;date-parts&quot;:[[&quot;1991&quot;]]}},&quot;locator&quot;:&quot;53&quot;}],&quot;schema&quot;:&quot;https://github.com/citation-style-language/schema/raw/master/csl-citation.json&quot;} RNDVuZnE0Lh9V"/></text:p></text:note-body></text:note></text:span></text:p>
      <text:p text:style-name="P49"><text:span text:style-name="T36"/></text:p>
      <text:p text:style-name="P32"><text:span text:style-name="T36">As we saw in the second part of this thesis, bald naturalism cannot explain the two dimensionality of human intentionality. It can’t explain how humans, as a biological entity, transcend their immediate and unreflective attachment to their environment, and achieve reflexive, abstract critical thought. Humans are empirically able to partially separate themselves from their environment, and think about it critically in conceptual ways. A2 forms of intentionality, being rooted squarely in bald naturalistic frameworks, can only </text:span><text:span text:style-name="T66">justify</text:span><text:span text:style-name="T36"> this (patently obvious) “taking as” </text:span><text:span text:style-name="T66">as</text:span><text:span text:style-name="T36"> a mere “taking up”. Hegel explains in the above passage why this is so. Bald naturalism, with its domestication, or reduction of the space of reasons to the realm of law, remains at the level of what Hegel calls “ordinary consciousness”. Giladi explains that</text:span></text:p>
      <text:p text:style-name="P32"><text:span text:style-name="T36"/></text:p>
      <text:p text:style-name="P50"><text:span text:style-name="T36">[o]rdinary consciousness, conceived as a form of understanding the empirical world by appeal to what is immediately given to us in perception and scientific verification, treats concrete particulars as “ultimate” or “absolute” or “self-explanatory”, simply because the epistemic framework of ordinary consciousness refuses to go beyond what is immediately given to us in perception and scientific verification.</text:span><text:span text:style-name="T36"><text:note text:id="ftn23" text:note-class="footnote"><text:note-citation>24</text:note-citation><text:note-body><text:p text:style-name="Footnote"><text:reference-mark-start text:name="ZOTERO_ITEM CSL_CITATION {&quot;citationID&quot;:&quot;slSUm3Tl&quot;,&quot;properties&quot;:{&quot;formattedCitation&quot;:&quot;Giladi, above n 5, 255.&quot;,&quot;plainCitation&quot;:&quot;Giladi, above n 5, 255.&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sDmEcYH831"/>Giladi, above n 5, 255.<text:reference-mark-end text:name="ZOTERO_ITEM CSL_CITATION {&quot;citationID&quot;:&quot;slSUm3Tl&quot;,&quot;properties&quot;:{&quot;formattedCitation&quot;:&quot;Giladi, above n 5, 255.&quot;,&quot;plainCitation&quot;:&quot;Giladi, above n 5, 255.&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sDmEcYH831"/></text:p></text:note-body></text:note></text:span></text:p>
      <text:p text:style-name="P50"><text:span text:style-name="T36"/></text:p>
      <text:p text:style-name="P32"><text:span text:style-name="T36">But it is the position of Hegel and McDowell that the perspective of ordinary consciousness is insufficient to secure the normativity, and hence rationality of human thought and action. </text:span><text:span text:style-name="T65">The perspective of ordinary consciousness is what McDowell and Sellars term the Myth of the Given. We saw in chapter one how this fails to secure that the human mind can successfully be in touch with the world. McDowell and Hegel insist that the </text:span><text:span text:style-name="T24">true</text:span><text:span text:style-name="T65"> naturalism we need to hold to needs to go beyond ordinary consciousness and grasp the space of nature, the world, as fundamentally conceptually structured:</text:span></text:p>
      <text:p text:style-name="P32"><text:span text:style-name="T65"/></text:p>
      <text:p text:style-name="P50"><text:span text:style-name="T65">… Hegel’s salient point here is that if we are to genuinely </text:span><text:span text:style-name="T24">think philosophically</text:span><text:span text:style-name="T65"> about the world of experience, we must be prepared to reject the metaphysical supposition that concrete particulars are the only things which exist and the epistemic supposition that explanation is restricted to the standards of ordinary consciousness: the intellectual demand on rational agents, then, is one which aims to accommodate the reality of concrete particulars </text:span><text:span text:style-name="T24">and</text:span><text:span text:style-name="T65"> maintain their dependence on more ‘real’ entities, such as universals, in order to do justice to </text:span><text:span text:style-name="T24">both</text:span><text:span text:style-name="T65"> the nature of the world </text:span><text:span text:style-name="T24">and</text:span><text:span text:style-name="T65"> the standards of philosophical consciousness.</text:span><text:span text:style-name="T65"><text:note text:id="ftn24" text:note-class="footnote"><text:note-citation>25</text:note-citation><text:note-body><text:p text:style-name="Footnote"><text:reference-mark-start text:name="ZOTERO_ITEM CSL_CITATION {&quot;citationID&quot;:&quot;fWVFtlrh&quot;,&quot;properties&quot;:{&quot;formattedCitation&quot;:&quot;Ibid.&quot;,&quot;plainCitation&quot;:&quot;Ibid.&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aLep19WzAK"/>Ibid.<text:reference-mark-end text:name="ZOTERO_ITEM CSL_CITATION {&quot;citationID&quot;:&quot;fWVFtlrh&quot;,&quot;properties&quot;:{&quot;formattedCitation&quot;:&quot;Ibid.&quot;,&quot;plainCitation&quot;:&quot;Ibid.&quot;},&quot;citationItems&quot;:[{&quot;id&quot;:12,&quot;uris&quot;:[&quot;http://zotero.org/users/2391293/items/SH63WMHS&quot;],&quot;uri&quot;:[&quot;http://zotero.org/users/2391293/items/SH63WMHS&quot;],&quot;itemData&quot;:{&quot;id&quot;:12,&quot;type&quot;:&quot;article-journal&quot;,&quot;title&quot;:&quot;Liberal Naturalism: The Curious Case of Hegel&quot;,&quot;container-title&quot;:&quot;International Journal of Philosophical Studies&quot;,&quot;page&quot;:&quot;248–270&quot;,&quot;volume&quot;:&quot;22&quot;,&quot;issue&quot;:&quot;2&quot;,&quot;source&quot;:&quot;Primo&quot;,&quot;abstract&quot;:&quot;My aim in this paper is to defend the claim that the absolute idealism of Hegel is a liberal naturalist position against Sebastian Gardner’s claim that it is not genuinely naturalistic, and also to defend the position of ‘liberal naturalism’ from Ram Neta’s charge that there is no logical space for it to occupy. By ‘liberal naturalism’, I mean a doctrine which is a non-reductive form of philosophical naturalism. Like Fred Beiser, I take the thesis of liberal naturalism to find support in the idealism of Hegel. I begin by first explaining what philosophical naturalism amounts to. I then move on to show, using Finn Spicer’s and Alison Stone’s understandings of philosophical naturalism, how there is a stronger form of philosophical naturalism but also how there is a weaker form as well. Having established the distinction between stronger and weaker variants of philosophical naturalism, I discuss Sebastian Gardner’s recent objections to treating absolute idealism as a genuinely naturalist position. I argue that Gardner is incorrect to claim that absolute idealism is not a genuinely naturalist position on both historical and interpretive grounds, where to do so I bring in features of Hegel’s idealism to show that Hegel was committed to liberal naturalism. In the next section of the paper, I address Ram Neta’s charge that there is no logical space for liberal naturalism. To counter this claim, I offer an Hegelian diagnosis of Neta’s charge and argue that Neta’s concern about the possibility of liberal naturalism is illegitimately motivated.&quot;,&quot;DOI&quot;:&quot;10.1080/09672559.2014.886280&quot;,&quot;ISSN&quot;:&quot;0967-2559&quot;,&quot;shortTitle&quot;:&quot;Liberal Naturalism&quot;,&quot;author&quot;:[{&quot;family&quot;:&quot;Giladi&quot;,&quot;given&quot;:&quot;Paul&quot;}],&quot;issued&quot;:{&quot;date-parts&quot;:[[&quot;2014&quot;]]}},&quot;locator&quot;:&quot;255&quot;}],&quot;schema&quot;:&quot;https://github.com/citation-style-language/schema/raw/master/csl-citation.json&quot;} RNDaLep19WzAK"/></text:p></text:note-body></text:note></text:span></text:p>
      <text:p text:style-name="P50"><text:span text:style-name="T65"/></text:p>
      <text:p text:style-name="P33"><text:span text:style-name="T65">T</text:span><text:span text:style-name="T36">his following famous passage from Hegel corroborates what I am trying to argue. It is normally interpreted along the lines of Taylor and Gardner’s picture of Hegel as a supernaturalist. The true meaning of the following passage is that Hegel is inviting us to give up the idea of bald naturalism as the true meaning of naturalism. We should embrace a relaxed naturalism which pictures the space of nature as fundamentally permeated with rational conceptual meaning. Hegel, along with </text:span><text:soft-page-break/><text:span text:style-name="T36">McDowell, urge one to embrace a naturalism which pictures concrete particulars as dependent on more fundamental, ideal, </text:span><text:span text:style-name="T70">space of reasons </text:span><text:span text:style-name="T36">entities as the basis for their existence:</text:span></text:p>
      <text:p text:style-name="P33"><text:span text:style-name="T36"/></text:p>
      <text:p text:style-name="P51"><text:span text:style-name="T36">The proposition that the finite is </text:span><text:span text:style-name="T66">ideal constitutes idealism. The idealism of philosophy consists in nothing else than in recognising that the finite has no veritable being. Every philosophy is essentially an idealism, or at least has idealism for its principle, and the question then is how far this principle is to be carried out. This is as true of philosophy as of religion; for religion equally does not recognise finitude as a veritable being, as something ultimate and absolute or as something underived, uncreated, eternal. Consequently the opposition of idealistic and realistic philosophy has no significance. A philosophy which ascribed veritable, ultimate, absolute being </text:span><text:span text:style-name="T67">to finite existences as such, would not deserve the name of philosophy; the principles of ancient or modern philosophies, water, or matter, or atoms are thoughts, universals, ideal entities, not things as they immediately present themselves to us, that is, in their sensuous individuality—not even the water of Thales. For although this is also empirical water, it is at the same time also the in-itself or essence of all other things, too, and these other things are not self-</text:span><text:span text:style-name="T68">subsistent or grounded in themselves, but are posited by, are derived from, another, from water, that is they are ideal entities.</text:span><text:span text:style-name="T68"><text:note text:id="ftn25" text:note-class="footnote"><text:note-citation>26</text:note-citation><text:note-body><text:p text:style-name="Footnote"><text:reference-mark-start text:name="ZOTERO_ITEM CSL_CITATION {&quot;citationID&quot;:&quot;wy4qdk8J&quot;,&quot;properties&quot;:{&quot;formattedCitation&quot;:&quot;{\\rtf Hegel, above n 19, 154\\uc0\\u8211{}155.}&quot;,&quot;plainCitation&quot;:&quot;Hegel, above n 19, 154–155.&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154-155&quot;}],&quot;schema&quot;:&quot;https://github.com/citation-style-language/schema/raw/master/csl-citation.json&quot;} RNDvs4MQkKEXi"/><text:span text:style-name="T74">Hegel, above n 19, 154–155.</text:span><text:reference-mark-end text:name="ZOTERO_ITEM CSL_CITATION {&quot;citationID&quot;:&quot;wy4qdk8J&quot;,&quot;properties&quot;:{&quot;formattedCitation&quot;:&quot;{\\rtf Hegel, above n 19, 154\\uc0\\u8211{}155.}&quot;,&quot;plainCitation&quot;:&quot;Hegel, above n 19, 154–155.&quot;},&quot;citationItems&quot;:[{&quot;id&quot;:246,&quot;uris&quot;:[&quot;http://zotero.org/users/2391293/items/BX3NVTRP&quot;],&quot;uri&quot;:[&quot;http://zotero.org/users/2391293/items/BX3NVTRP&quot;],&quot;itemData&quot;:{&quot;id&quot;:246,&quot;type&quot;:&quot;book&quot;,&quot;title&quot;:&quot;Science of Logic&quot;,&quot;publisher&quot;:&quot;George Allen &amp; Unwin&quot;,&quot;publisher-place&quot;:&quot;London&quot;,&quot;event-place&quot;:&quot;London&quot;,&quot;author&quot;:[{&quot;family&quot;:&quot;Hegel&quot;,&quot;given&quot;:&quot;G. W. F.&quot;}],&quot;translator&quot;:[{&quot;family&quot;:&quot;Miller&quot;,&quot;given&quot;:&quot;A. V.&quot;}],&quot;issued&quot;:{&quot;date-parts&quot;:[[&quot;1969&quot;]]}},&quot;locator&quot;:&quot;154-155&quot;}],&quot;schema&quot;:&quot;https://github.com/citation-style-language/schema/raw/master/csl-citation.json&quot;} RNDvs4MQkKEXi"/></text:p></text:note-body></text:note></text:span></text:p>
      <text:p text:style-name="P51"><text:span text:style-name="T68"/></text:p>
      <text:p text:style-name="P34"><text:span text:style-name="T68">A</text:span><text:span text:style-name="T36">s I indicated at the end of the previous chapter, this is definitely a rejection of </text:span><text:span text:style-name="T7">methodological </text:span><text:span text:style-name="T36">naturalism, but it is not a rejection of </text:span><text:span text:style-name="T7">philosophical naturalism</text:span><text:span text:style-name="T36">. Giladi argues that this conception of the situation of the realm of law within the space of nature is </text:span><text:span text:style-name="T7">compatible</text:span><text:span text:style-name="T36"> with natural science. As I argued above, natural science is still allowed an autonomy and independence within the space of concepts. This particular positioning of the real of law within the space of nature aims to show how natural scientific intelligibility can be </text:span><text:span text:style-name="T7">realist</text:span><text:span text:style-name="T36">, that is, how it can actually grasp </text:span><text:span text:style-name="T69">the content of the world, and picture the world </text:span><text:span text:style-name="T25">as it is anyway</text:span><text:span text:style-name="T69">. </text:span><text:span text:style-name="T71">To answer how Hegel’s </text:span><text:span text:style-name="T26">Philosophy of Nature</text:span><text:span text:style-name="T71"> does this, we will return to the work of Alison Stone.</text:span></text:p>
      <text:p text:style-name="P34"><text:span text:style-name="T71"/></text:p>
      <text:p text:style-name="P37"><text:span text:style-name="T71">I</text:span><text:span text:style-name="T36">II<text:tab/>The Compatibility of the Philosophy of Nature with Natural Science</text:span></text:p>
      <text:p text:style-name="P37"><text:span text:style-name="T36"/></text:p>
      <text:p text:style-name="P38"><text:span text:style-name="T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1:28:45.920188802</meta:creation-date>
    <dc:date>2017-02-16T13:50:52.832714543</dc:date>
    <meta:editing-duration>PT3H24M2S</meta:editing-duration>
    <meta:editing-cycles>65</meta:editing-cycles>
    <meta:generator>LibreOffice/5.1.4.2$Linux_X86_64 LibreOffice_project/10m0$Build-2</meta:generator>
    <meta:document-statistic meta:table-count="0" meta:image-count="0" meta:object-count="0" meta:page-count="10" meta:paragraph-count="97" meta:word-count="5779" meta:character-count="36295" meta:non-whitespace-character-count="30624"/>
    <meta:user-defined meta:name="ZOTERO_PREF_1">&lt;data data-version="3" zotero-version="4.0.29.10"&gt;&lt;session id="nc1ONCvx"/&gt;&lt;style id="http://www.zotero.org/styles/australian-guide-to-legal-citation" hasBibliography="1" bibliographyStyleHasBeenSet="0"/&gt;&lt;prefs&gt;&lt;pref name="fieldType" value="ReferenceMark"/</meta:user-defined>
    <meta:user-defined meta:name="ZOTERO_PREF_2">&gt;&lt;pref name="storeReferences" value="true"/&gt;&lt;pref name="automaticJournalAbbreviations" value=""/&gt;&lt;pref name="noteType" value="1"/&gt;&lt;/prefs&gt;&lt;/data&gt;</meta:user-defined>
  </office:meta>
</office:document-meta>
</file>